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270321" officeooo:paragraph-rsid="00270321" style:font-size-asian="10pt" style:font-weight-asian="normal" style:font-size-complex="10pt" style:font-weight-complex="normal"/>
    </style:style>
    <style:style style:name="P2"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2f0d8d" officeooo:paragraph-rsid="009be291"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normal" officeooo:rsid="00494a7e" officeooo:paragraph-rsid="00494a7e"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font-variant="normal" fo:text-transform="none" fo:color="#222222" style:text-position="0% 100%" style:font-name="Liberation Sans" fo:font-size="10pt" fo:letter-spacing="normal" fo:font-style="normal" fo:font-weight="bold" officeooo:rsid="003a6675" officeooo:paragraph-rsid="003a6675"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text-position="0% 100%" style:font-name="Liberation Sans" fo:font-size="10pt" fo:font-weight="normal" officeooo:rsid="001efc3d" officeooo:paragraph-rsid="001d2457"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Liberation Sans" fo:font-size="10pt" fo:font-weight="bold" officeooo:rsid="001a3a32" officeooo:paragraph-rsid="001a3a32"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Liberation Sans" fo:font-size="10pt" fo:font-weight="bold" officeooo:rsid="005095d4" officeooo:paragraph-rsid="00525270"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Liberation Sans" fo:font-size="10pt" fo:font-weight="bold" officeooo:rsid="005095d4" officeooo:paragraph-rsid="009aa194"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Liberation Sans" fo:font-size="10pt" fo:font-weight="bold" officeooo:rsid="005095d4" officeooo:paragraph-rsid="005095d4" style:font-size-asian="10pt" style:font-weight-asian="bold" style:font-size-complex="10pt" style:font-weight-complex="bold"/>
    </style:style>
    <style:style style:name="P10" style:family="paragraph" style:parent-style-name="Standard">
      <style:paragraph-properties fo:text-align="justify" style:justify-single-word="false"/>
      <style:text-properties style:font-name="Liberation Sans" fo:font-size="10pt" fo:font-weight="bold" officeooo:rsid="005095d4" officeooo:paragraph-rsid="00603b46" style:font-size-asian="10pt" style:font-weight-asian="bold" style:font-size-complex="10pt" style:font-weight-complex="bold"/>
    </style:style>
    <style:style style:name="P11" style:family="paragraph" style:parent-style-name="Standard">
      <style:paragraph-properties fo:text-align="justify" style:justify-single-word="false"/>
      <style:text-properties style:font-name="Liberation Sans" fo:font-size="10pt" fo:font-weight="bold" officeooo:rsid="005095d4" officeooo:paragraph-rsid="0098eeff"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Liberation Sans" fo:font-size="10pt" fo:font-weight="bold" officeooo:rsid="005095d4" officeooo:paragraph-rsid="00659b4f" style:font-size-asian="10pt" style:font-weight-asian="bold" style:font-size-complex="10pt" style:font-weight-complex="bold"/>
    </style:style>
    <style:style style:name="P13" style:family="paragraph" style:parent-style-name="Standard">
      <style:paragraph-properties fo:text-align="justify" style:justify-single-word="false"/>
      <style:text-properties style:font-name="Liberation Sans" fo:font-size="10pt" fo:font-weight="bold" officeooo:rsid="005095d4" officeooo:paragraph-rsid="0072af3e" style:font-size-asian="10pt" style:font-weight-asian="bold" style:font-size-complex="10pt" style:font-weight-complex="bold"/>
    </style:style>
    <style:style style:name="P14" style:family="paragraph" style:parent-style-name="Standard">
      <style:paragraph-properties fo:text-align="justify" style:justify-single-word="false"/>
      <style:text-properties style:font-name="Liberation Sans" fo:font-size="10pt" fo:font-weight="bold" officeooo:rsid="005095d4" officeooo:paragraph-rsid="009db6a1"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Liberation Sans" fo:font-size="10pt" fo:font-weight="bold" officeooo:rsid="006427e5" officeooo:paragraph-rsid="009aa194" style:font-size-asian="10pt" style:font-weight-asian="bold" style:font-size-complex="10pt" style:font-weight-complex="bold"/>
    </style:style>
    <style:style style:name="P16" style:family="paragraph" style:parent-style-name="Standard">
      <style:paragraph-properties fo:text-align="justify" style:justify-single-word="false"/>
      <style:text-properties style:font-name="Liberation Sans" fo:font-size="10pt" fo:font-weight="bold" officeooo:rsid="00639fae" officeooo:paragraph-rsid="0098eeff"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Liberation Sans" fo:font-size="10pt" fo:font-weight="bold" officeooo:rsid="00639fae" officeooo:paragraph-rsid="009db6a1" style:font-size-asian="10pt" style:font-weight-asian="bold" style:font-size-complex="10pt" style:font-weight-complex="bold"/>
    </style:style>
    <style:style style:name="P18" style:family="paragraph" style:parent-style-name="Standard">
      <style:paragraph-properties fo:text-align="justify" style:justify-single-word="false"/>
      <style:text-properties style:font-name="Liberation Sans" fo:font-size="10pt" fo:font-weight="bold" officeooo:rsid="0072af3e" officeooo:paragraph-rsid="0072af3e"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Liberation Sans" fo:font-size="10pt" fo:font-weight="bold" officeooo:rsid="0093aa0f" officeooo:paragraph-rsid="0093aa0f" style:font-size-asian="10pt" style:font-weight-asian="bold" style:font-size-complex="10pt" style:font-weight-complex="bold"/>
    </style:style>
    <style:style style:name="P20" style:family="paragraph" style:parent-style-name="Standard">
      <style:paragraph-properties fo:text-align="justify" style:justify-single-word="false"/>
      <style:text-properties style:font-name="Liberation Sans" fo:font-size="10pt" fo:font-weight="bold" officeooo:rsid="00bad844" officeooo:paragraph-rsid="00bad844" style:font-size-asian="10pt" style:font-weight-asian="bold" style:font-size-complex="10pt" style:font-weight-complex="bold"/>
    </style:style>
    <style:style style:name="P21" style:family="paragraph" style:parent-style-name="Standard">
      <style:paragraph-properties fo:text-align="justify" style:justify-single-word="false"/>
      <style:text-properties style:font-name="Liberation Sans" fo:font-size="10pt" fo:font-weight="bold" officeooo:rsid="00b35912" officeooo:paragraph-rsid="00b35912" style:font-size-asian="10pt" style:font-weight-asian="bold" style:font-size-complex="10pt" style:font-weight-complex="bold"/>
    </style:style>
    <style:style style:name="P22" style:family="paragraph" style:parent-style-name="Standard">
      <style:paragraph-properties fo:text-align="justify" style:justify-single-word="false"/>
      <style:text-properties style:font-name="Liberation Sans" fo:font-size="10pt" fo:font-weight="bold" officeooo:rsid="00fdafc9" officeooo:paragraph-rsid="00fdafc9" style:font-size-asian="10pt" style:font-weight-asian="bold" style:font-size-complex="10pt" style:font-weight-complex="bold"/>
    </style:style>
    <style:style style:name="P23" style:family="paragraph" style:parent-style-name="Standard">
      <style:paragraph-properties fo:text-align="justify" style:justify-single-word="false"/>
      <style:text-properties style:font-name="Liberation Sans" fo:font-size="10pt" fo:font-weight="bold" officeooo:rsid="01037fce" officeooo:paragraph-rsid="01037fce" style:font-size-asian="10pt" style:font-weight-asian="bold" style:font-size-complex="10pt" style:font-weight-complex="bold"/>
    </style:style>
    <style:style style:name="P24" style:family="paragraph" style:parent-style-name="Standard">
      <style:paragraph-properties fo:text-align="justify" style:justify-single-word="false"/>
      <style:text-properties style:font-name="Liberation Sans" fo:font-size="10pt" fo:font-weight="bold" officeooo:rsid="01037fce" officeooo:paragraph-rsid="01199fed" style:font-size-asian="10pt" style:font-weight-asian="bold" style:font-size-complex="10pt" style:font-weight-complex="bold"/>
    </style:style>
    <style:style style:name="P25" style:family="paragraph" style:parent-style-name="Standard">
      <style:paragraph-properties fo:text-align="justify" style:justify-single-word="false"/>
      <style:text-properties style:font-name="Liberation Sans" fo:font-size="10pt" fo:font-weight="bold" officeooo:rsid="00e59b86" officeooo:paragraph-rsid="001d2457" style:font-size-asian="10pt" style:font-weight-asian="bold" style:font-size-complex="10pt" style:font-weight-complex="bold"/>
    </style:style>
    <style:style style:name="P26" style:family="paragraph" style:parent-style-name="Standard">
      <style:paragraph-properties fo:text-align="justify" style:justify-single-word="false"/>
      <style:text-properties style:font-name="Liberation Sans" fo:font-size="10pt" fo:font-weight="bold" officeooo:rsid="010224c2" officeooo:paragraph-rsid="00fdafc9" style:font-size-asian="10pt" style:font-weight-asian="bold" style:font-size-complex="10pt" style:font-weight-complex="bold"/>
    </style:style>
    <style:style style:name="P27" style:family="paragraph" style:parent-style-name="Standard">
      <style:paragraph-properties fo:text-align="justify" style:justify-single-word="false"/>
      <style:text-properties style:font-name="Liberation Sans" fo:font-size="10pt" fo:font-weight="bold" officeooo:rsid="01197872" officeooo:paragraph-rsid="01197872" style:font-size-asian="10pt" style:font-weight-asian="bold" style:font-size-complex="10pt" style:font-weight-complex="bold"/>
    </style:style>
    <style:style style:name="P28" style:family="paragraph" style:parent-style-name="Standard">
      <style:paragraph-properties fo:text-align="justify" style:justify-single-word="false"/>
      <style:text-properties style:font-name="Liberation Sans" fo:font-size="10pt" fo:font-weight="normal" officeooo:rsid="001a3a32" officeooo:paragraph-rsid="001a3a32"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1d2457" officeooo:paragraph-rsid="001d2457"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1d2457" officeooo:paragraph-rsid="00efa522"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603b46" officeooo:paragraph-rsid="00603b46"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72af3e" officeooo:paragraph-rsid="0072af3e"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639fae" officeooo:paragraph-rsid="0072af3e"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798e26" officeooo:paragraph-rsid="00798e26"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86784e" officeooo:paragraph-rsid="0086784e"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b35912" officeooo:paragraph-rsid="00b35912"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style:font-name="Liberation Sans" fo:font-size="10pt" fo:font-weight="normal" officeooo:rsid="00bce54f" officeooo:paragraph-rsid="00bce54f"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style:font-name="Liberation Sans" fo:font-size="10pt" fo:font-weight="normal" officeooo:rsid="00bdaa15" officeooo:paragraph-rsid="00bdaa15"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style:font-name="Liberation Sans" fo:font-size="10pt" fo:font-weight="normal" officeooo:rsid="007b564b" officeooo:paragraph-rsid="01128bc5"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style:font-name="Liberation Sans" fo:font-size="10pt" fo:font-weight="normal" officeooo:rsid="01037fce" officeooo:paragraph-rsid="01037fce"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style:font-name="Liberation Sans" fo:font-size="10pt" fo:font-weight="normal" officeooo:paragraph-rsid="0022abe6" style:font-size-asian="10pt" style:font-size-complex="10pt"/>
    </style:style>
    <style:style style:name="P42" style:family="paragraph" style:parent-style-name="Standard">
      <style:paragraph-properties fo:text-align="justify" style:justify-single-word="false"/>
      <style:text-properties style:font-name="Liberation Sans" fo:font-size="10pt" fo:font-weight="normal" officeooo:paragraph-rsid="00270321" style:font-size-asian="10pt" style:font-size-complex="10pt"/>
    </style:style>
    <style:style style:name="P43" style:family="paragraph" style:parent-style-name="Standard">
      <style:paragraph-properties fo:text-align="justify" style:justify-single-word="false"/>
      <style:text-properties style:font-name="Liberation Sans" fo:font-size="10pt" fo:font-weight="normal" officeooo:rsid="0022abe6" officeooo:paragraph-rsid="0022abe6" style:font-size-asian="10pt" style:font-size-complex="10pt"/>
    </style:style>
    <style:style style:name="P44" style:family="paragraph" style:parent-style-name="Standard">
      <style:paragraph-properties fo:text-align="justify" style:justify-single-word="false"/>
      <style:text-properties style:font-name="Liberation Sans" fo:font-size="10pt" fo:font-weight="normal" officeooo:rsid="00270321" officeooo:paragraph-rsid="00270321" style:font-size-asian="10pt" style:font-size-complex="10pt"/>
    </style:style>
    <style:style style:name="P45" style:family="paragraph" style:parent-style-name="Standard">
      <style:paragraph-properties fo:text-align="justify" style:justify-single-word="false"/>
      <style:text-properties style:font-name="Liberation Sans" fo:font-size="10pt" fo:font-weight="normal" officeooo:rsid="00287d5c" officeooo:paragraph-rsid="00287d5c" style:font-size-asian="10pt" style:font-size-complex="10pt"/>
    </style:style>
    <style:style style:name="P46" style:family="paragraph" style:parent-style-name="Standard">
      <style:paragraph-properties fo:text-align="justify" style:justify-single-word="false"/>
      <style:text-properties style:font-name="Liberation Sans" fo:font-size="10pt" fo:font-weight="normal" officeooo:rsid="002a09d4" officeooo:paragraph-rsid="009be291" style:font-size-asian="10pt" style:font-size-complex="10pt"/>
    </style:style>
    <style:style style:name="P47" style:family="paragraph" style:parent-style-name="Standard">
      <style:paragraph-properties fo:text-align="justify" style:justify-single-word="false"/>
      <style:text-properties style:font-name="Liberation Sans" fo:font-size="10pt" fo:font-weight="normal" officeooo:rsid="002a09d4" officeooo:paragraph-rsid="002dbf71" style:font-size-asian="10pt" style:font-size-complex="10pt"/>
    </style:style>
    <style:style style:name="P48" style:family="paragraph" style:parent-style-name="Standard">
      <style:paragraph-properties fo:text-align="justify" style:justify-single-word="false"/>
      <style:text-properties style:font-name="Liberation Sans" fo:font-size="10pt" officeooo:paragraph-rsid="00525270" style:font-size-asian="10pt" style:font-size-complex="10pt"/>
    </style:style>
    <style:style style:name="P49" style:family="paragraph" style:parent-style-name="Standard">
      <style:paragraph-properties fo:text-align="justify" style:justify-single-word="false"/>
      <style:text-properties style:font-name="Liberation Sans" fo:font-size="10pt" officeooo:paragraph-rsid="00798e26" style:font-size-asian="10pt" style:font-size-complex="10pt"/>
    </style:style>
    <style:style style:name="P50" style:family="paragraph" style:parent-style-name="Standard">
      <style:paragraph-properties fo:text-align="justify" style:justify-single-word="false"/>
      <style:text-properties style:font-name="Liberation Sans" fo:font-size="10pt" officeooo:paragraph-rsid="0078362e" style:font-size-asian="10pt" style:font-size-complex="10pt"/>
    </style:style>
    <style:style style:name="P51" style:family="paragraph" style:parent-style-name="Standard">
      <style:paragraph-properties fo:text-align="justify" style:justify-single-word="false"/>
      <style:text-properties style:font-name="Liberation Sans" fo:font-size="10pt" officeooo:paragraph-rsid="0086784e" style:font-size-asian="10pt" style:font-size-complex="10pt"/>
    </style:style>
    <style:style style:name="P52" style:family="paragraph" style:parent-style-name="Standard">
      <style:paragraph-properties fo:text-align="justify" style:justify-single-word="false"/>
      <style:text-properties style:font-name="Liberation Sans" fo:font-size="10pt" officeooo:paragraph-rsid="008ecb2f" style:font-size-asian="10pt" style:font-size-complex="10pt"/>
    </style:style>
    <style:style style:name="P53" style:family="paragraph" style:parent-style-name="Standard">
      <style:paragraph-properties fo:text-align="justify" style:justify-single-word="false"/>
      <style:text-properties style:font-name="Liberation Sans" fo:font-size="10pt" officeooo:rsid="0078362e" officeooo:paragraph-rsid="00798e26" style:font-size-asian="10pt" style:font-size-complex="10pt"/>
    </style:style>
    <style:style style:name="P54" style:family="paragraph" style:parent-style-name="Preformatted_20_Text">
      <style:paragraph-properties fo:text-align="justify" style:justify-single-word="false"/>
      <style:text-properties style:font-name="Liberation Sans" fo:font-size="10pt" fo:font-weight="bold" officeooo:rsid="005a7f42" officeooo:paragraph-rsid="00335dda" style:font-size-asian="10pt" style:font-weight-asian="bold" style:font-size-complex="10pt" style:font-weight-complex="bold"/>
    </style:style>
    <style:style style:name="P55" style:family="paragraph" style:parent-style-name="Preformatted_20_Text">
      <style:paragraph-properties fo:text-align="justify" style:justify-single-word="false"/>
      <style:text-properties style:font-name="Liberation Sans" fo:font-size="10pt" fo:font-weight="bold" officeooo:rsid="005a7f42" officeooo:paragraph-rsid="0098eeff" style:font-size-asian="10pt" style:font-weight-asian="bold" style:font-size-complex="10pt" style:font-weight-complex="bold"/>
    </style:style>
    <style:style style:name="P56" style:family="paragraph" style:parent-style-name="Preformatted_20_Text">
      <style:paragraph-properties fo:text-align="justify" style:justify-single-word="false"/>
      <style:text-properties style:font-name="Liberation Sans" fo:font-size="10pt" fo:font-weight="bold" officeooo:rsid="005a7f42" officeooo:paragraph-rsid="00efaa4e" style:font-size-asian="10pt" style:font-weight-asian="bold" style:font-size-complex="10pt" style:font-weight-complex="bold"/>
    </style:style>
    <style:style style:name="P57" style:family="paragraph" style:parent-style-name="Preformatted_20_Text">
      <style:paragraph-properties fo:text-align="justify" style:justify-single-word="false"/>
      <style:text-properties style:font-name="Liberation Sans" fo:font-size="10pt" fo:font-weight="bold" officeooo:rsid="001fe0c6" officeooo:paragraph-rsid="00335dda" style:font-size-asian="10pt" style:font-weight-asian="bold" style:font-size-complex="10pt" style:font-weight-complex="bold"/>
    </style:style>
    <style:style style:name="P58" style:family="paragraph" style:parent-style-name="Preformatted_20_Text">
      <style:paragraph-properties fo:text-align="justify" style:justify-single-word="false"/>
      <style:text-properties style:font-name="Liberation Sans" fo:font-size="10pt" fo:font-weight="bold" officeooo:rsid="00b62137" officeooo:paragraph-rsid="0125f206" style:font-size-asian="10pt" style:font-weight-asian="bold" style:font-size-complex="10pt" style:font-weight-complex="bold"/>
    </style:style>
    <style:style style:name="P59" style:family="paragraph" style:parent-style-name="Preformatted_20_Text">
      <style:paragraph-properties fo:text-align="justify" style:justify-single-word="false"/>
      <style:text-properties style:font-name="Liberation Sans" fo:font-size="10pt" officeooo:rsid="00386137" officeooo:paragraph-rsid="00335dda" style:font-size-asian="10pt" style:font-size-complex="10pt"/>
    </style:style>
    <style:style style:name="P60" style:family="paragraph" style:parent-style-name="Preformatted_20_Text">
      <style:paragraph-properties fo:text-align="justify" style:justify-single-word="false"/>
      <style:text-properties style:font-name="Liberation Sans" fo:font-size="10pt" officeooo:rsid="003d5e08" officeooo:paragraph-rsid="00335dda" style:font-size-asian="10pt" style:font-size-complex="10pt"/>
    </style:style>
    <style:style style:name="P61" style:family="paragraph" style:parent-style-name="Preformatted_20_Text">
      <style:paragraph-properties fo:text-align="justify" style:justify-single-word="false"/>
      <style:text-properties style:font-name="Liberation Sans" fo:font-size="10pt" officeooo:rsid="001fe0c6" officeooo:paragraph-rsid="00335dda" style:font-size-asian="10pt" style:font-size-complex="10pt"/>
    </style:style>
    <style:style style:name="P62" style:family="paragraph" style:parent-style-name="Preformatted_20_Text">
      <style:paragraph-properties fo:text-align="justify" style:justify-single-word="false"/>
      <style:text-properties style:font-name="Liberation Sans" fo:font-size="10pt" officeooo:paragraph-rsid="00efaa4e" style:font-size-asian="10pt" style:font-size-complex="10pt"/>
    </style:style>
    <style:style style:name="P63" style:family="paragraph" style:parent-style-name="Preformatted_20_Text">
      <style:paragraph-properties fo:text-align="justify" style:justify-single-word="false"/>
      <style:text-properties style:font-name="Liberation Sans" fo:font-size="10pt" officeooo:paragraph-rsid="01128bc5" style:font-size-asian="10pt" style:font-size-complex="10pt"/>
    </style:style>
    <style:style style:name="P64" style:family="paragraph" style:parent-style-name="Preformatted_20_Text">
      <style:paragraph-properties fo:text-align="justify" style:justify-single-word="false"/>
      <style:text-properties style:font-name="Liberation Sans" fo:font-size="10pt" officeooo:paragraph-rsid="0098eeff" style:font-size-asian="10pt" style:font-size-complex="10pt"/>
    </style:style>
    <style:style style:name="P65" style:family="paragraph" style:parent-style-name="Preformatted_20_Text">
      <style:paragraph-properties fo:text-align="justify" style:justify-single-word="false"/>
      <style:text-properties style:font-name="Liberation Sans" fo:font-size="10pt" fo:font-weight="normal" officeooo:rsid="0112ab9d" officeooo:paragraph-rsid="00335dd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style:font-name="Liberation Sans" fo:font-size="10pt" fo:font-weight="normal" officeooo:rsid="009be291" officeooo:paragraph-rsid="0098eef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style:font-name="Liberation Sans" fo:font-size="10pt" fo:font-style="italic" fo:font-weight="bold" officeooo:rsid="0125f206" officeooo:paragraph-rsid="0127dd2f" style:font-size-asian="10pt" style:font-style-asian="italic" style:font-weight-asian="bold" style:font-size-complex="10pt" style:font-style-complex="italic" style:font-weight-complex="bold"/>
    </style:style>
    <style:style style:name="P68" style:family="paragraph" style:parent-style-name="Standard">
      <style:paragraph-properties fo:text-align="justify" style:justify-single-word="false"/>
      <style:text-properties style:font-name="Liberation Sans" fo:font-size="10pt" fo:font-weight="bold" officeooo:rsid="0093aa0f" officeooo:paragraph-rsid="00fdafc9" style:font-size-asian="10pt" style:font-weight-asian="bold" style:font-size-complex="10pt" style:font-weight-complex="bold"/>
    </style:style>
    <style:style style:name="P69" style:family="paragraph" style:parent-style-name="Standard">
      <style:paragraph-properties fo:text-align="justify" style:justify-single-word="false"/>
      <style:text-properties style:font-name="Liberation Sans" fo:font-size="10pt" fo:font-weight="bold" officeooo:rsid="00b35912" officeooo:paragraph-rsid="0093aa0f" style:font-size-asian="10pt" style:font-weight-asian="bold" style:font-size-complex="10pt" style:font-weight-complex="bold"/>
    </style:style>
    <style:style style:name="P70" style:family="paragraph" style:parent-style-name="Standard">
      <style:paragraph-properties fo:text-align="justify" style:justify-single-word="false"/>
      <style:text-properties style:font-name="Liberation Sans" fo:font-size="10pt" officeooo:paragraph-rsid="0087eda4" style:font-size-asian="10pt" style:font-size-complex="10pt"/>
    </style:style>
    <style:style style:name="P71" style:family="paragraph">
      <style:paragraph-properties fo:text-align="center"/>
    </style:style>
    <style:style style:name="P72" style:family="paragraph">
      <style:paragraph-properties fo:text-align="center"/>
      <style:text-properties fo:font-size="6pt" style:font-size-asian="6pt" style:font-size-complex="6pt"/>
    </style:style>
    <style:style style:name="P73" style:family="paragraph">
      <style:paragraph-properties fo:text-align="center"/>
      <style:text-properties fo:font-size="8pt" style:font-size-asian="8pt" style:font-size-complex="8pt"/>
    </style:style>
    <style:style style:name="P74" style:family="paragraph">
      <style:text-properties fo:font-size="8pt" style:font-size-asian="8pt" style:font-size-complex="8pt"/>
    </style:style>
    <style:style style:name="P75" style:family="paragraph">
      <style:paragraph-properties fo:text-align="center"/>
      <style:text-properties fo:font-size="12pt"/>
    </style:style>
    <style:style style:name="P76" style:family="paragraph">
      <style:text-properties fo:font-size="12pt"/>
    </style:style>
    <style:style style:name="P77" style:family="paragraph">
      <style:text-properties fo:font-size="6pt" style:font-size-asian="6pt" style:font-size-complex="6pt"/>
    </style:style>
    <style:style style:name="P78" style:family="paragraph">
      <style:text-properties fo:font-size="7pt" style:font-size-asian="7pt" style:font-size-complex="7pt"/>
    </style:style>
    <style:style style:name="P79" style:family="paragraph">
      <style:paragraph-properties fo:text-align="center"/>
      <style:text-properties fo:font-size="10pt" style:font-size-asian="10pt" style:font-size-complex="10pt"/>
    </style:style>
    <style:style style:name="T1" style:family="text">
      <style:text-properties officeooo:rsid="001a84e0"/>
    </style:style>
    <style:style style:name="T2" style:family="text">
      <style:text-properties style:text-position="sub 58%"/>
    </style:style>
    <style:style style:name="T3" style:family="text">
      <style:text-properties style:text-position="sub 58%" officeooo:rsid="001efc3d"/>
    </style:style>
    <style:style style:name="T4" style:family="text">
      <style:text-properties style:text-position="sub 58%" officeooo:rsid="0020f882" style:font-weight-asian="normal" style:font-weight-complex="normal"/>
    </style:style>
    <style:style style:name="T5" style:family="text">
      <style:text-properties style:text-position="sub 58%" officeooo:rsid="0022abe6" style:font-weight-asian="normal" style:font-weight-complex="normal"/>
    </style:style>
    <style:style style:name="T6" style:family="text">
      <style:text-properties style:text-position="sub 58%" fo:font-weight="normal" style:font-weight-asian="normal" style:font-weight-complex="normal"/>
    </style:style>
    <style:style style:name="T7" style:family="text">
      <style:text-properties style:text-position="sub 58%" fo:font-weight="normal" officeooo:rsid="01197872" style:font-weight-asian="normal" style:font-weight-complex="normal"/>
    </style:style>
    <style:style style:name="T8" style:family="text">
      <style:text-properties style:text-position="0% 100%"/>
    </style:style>
    <style:style style:name="T9" style:family="text">
      <style:text-properties style:text-position="0% 100%" officeooo:rsid="001efc3d"/>
    </style:style>
    <style:style style:name="T10" style:family="text">
      <style:text-properties style:text-position="0% 100%" officeooo:rsid="001efc3d" style:font-weight-asian="normal" style:font-weight-complex="normal"/>
    </style:style>
    <style:style style:name="T11" style:family="text">
      <style:text-properties style:text-position="0% 100%" officeooo:rsid="0020f882" style:font-weight-asian="normal" style:font-weight-complex="normal"/>
    </style:style>
    <style:style style:name="T12" style:family="text">
      <style:text-properties style:text-position="0% 100%" officeooo:rsid="0022abe6" style:font-weight-asian="normal" style:font-weight-complex="normal"/>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1197872" style:font-weight-asian="normal" style:font-weight-complex="normal"/>
    </style:style>
    <style:style style:name="T15" style:family="text">
      <style:text-properties style:text-position="0% 100%" officeooo:rsid="01199fed"/>
    </style:style>
    <style:style style:name="T16" style:family="text">
      <style:text-properties officeooo:rsid="001e5a75"/>
    </style:style>
    <style:style style:name="T17" style:family="text">
      <style:text-properties fo:font-variant="normal" fo:text-transform="none" fo:color="#222222" style:text-position="sub 58%" fo:letter-spacing="normal" fo:font-style="normal" style:font-weight-asian="normal" style:font-weight-complex="normal"/>
    </style:style>
    <style:style style:name="T18" style:family="text">
      <style:text-properties fo:font-variant="normal" fo:text-transform="none" fo:color="#222222" style:text-position="sub 58%" fo:letter-spacing="normal" fo:font-style="normal" officeooo:rsid="0022abe6" style:font-weight-asian="normal" style:font-weight-complex="normal"/>
    </style:style>
    <style:style style:name="T19" style:family="text">
      <style:text-properties fo:font-variant="normal" fo:text-transform="none" fo:color="#222222" style:text-position="sub 58%" fo:letter-spacing="normal" fo:font-style="normal" officeooo:rsid="0020f882" style:font-weight-asian="normal" style:font-weight-complex="normal"/>
    </style:style>
    <style:style style:name="T20" style:family="text">
      <style:text-properties fo:font-variant="normal" fo:text-transform="none" fo:color="#222222" style:text-position="sub 58%" fo:letter-spacing="normal" fo:font-style="normal" officeooo:rsid="00252123" style:font-weight-asian="normal" style:font-weight-complex="normal"/>
    </style:style>
    <style:style style:name="T21" style:family="text">
      <style:text-properties fo:font-variant="normal" fo:text-transform="none" fo:color="#222222" style:text-position="sub 58%" fo:letter-spacing="normal" fo:font-style="normal" officeooo:rsid="00270321" style:font-weight-asian="normal" style:font-weight-complex="normal"/>
    </style:style>
    <style:style style:name="T22" style:family="text">
      <style:text-properties fo:font-variant="normal" fo:text-transform="none" fo:color="#222222" style:text-position="sub 58%" fo:letter-spacing="normal" fo:font-style="normal" officeooo:rsid="001d2457" style:font-weight-asian="normal" style:font-weight-complex="normal"/>
    </style:style>
    <style:style style:name="T23" style:family="text">
      <style:text-properties fo:font-variant="normal" fo:text-transform="none" fo:color="#222222" style:text-position="sub 58%" fo:letter-spacing="normal" fo:font-style="normal" officeooo:rsid="002a09d4" style:font-weight-asian="normal" style:font-weight-complex="normal"/>
    </style:style>
    <style:style style:name="T24" style:family="text">
      <style:text-properties fo:font-variant="normal" fo:text-transform="none" fo:color="#222222" style:text-position="sub 58%" fo:letter-spacing="normal" fo:font-style="normal" officeooo:rsid="002f0d8d" style:font-weight-asian="normal" style:font-weight-complex="normal"/>
    </style:style>
    <style:style style:name="T25" style:family="text">
      <style:text-properties fo:font-variant="normal" fo:text-transform="none" fo:color="#222222" style:text-position="0% 100%" fo:letter-spacing="normal" fo:font-style="normal" style:font-weight-asian="normal" style:font-weight-complex="normal"/>
    </style:style>
    <style:style style:name="T26" style:family="text">
      <style:text-properties fo:font-variant="normal" fo:text-transform="none" fo:color="#222222" style:text-position="0% 100%" fo:letter-spacing="normal" fo:font-style="normal" officeooo:rsid="0022abe6" style:font-weight-asian="normal" style:font-weight-complex="normal"/>
    </style:style>
    <style:style style:name="T27" style:family="text">
      <style:text-properties fo:font-variant="normal" fo:text-transform="none" fo:color="#222222" style:text-position="0% 100%" fo:letter-spacing="normal" fo:font-style="normal" officeooo:rsid="0020f882" style:font-weight-asian="normal" style:font-weight-complex="normal"/>
    </style:style>
    <style:style style:name="T28" style:family="text">
      <style:text-properties fo:font-variant="normal" fo:text-transform="none" fo:color="#222222" style:text-position="0% 100%" fo:letter-spacing="normal" fo:font-style="normal" officeooo:rsid="00252123" style:font-weight-asian="normal" style:font-weight-complex="normal"/>
    </style:style>
    <style:style style:name="T29" style:family="text">
      <style:text-properties fo:font-variant="normal" fo:text-transform="none" fo:color="#222222" style:text-position="0% 100%" fo:letter-spacing="normal" fo:font-style="normal" officeooo:rsid="00270321" style:font-weight-asian="normal" style:font-weight-complex="normal"/>
    </style:style>
    <style:style style:name="T30" style:family="text">
      <style:text-properties fo:font-variant="normal" fo:text-transform="none" fo:color="#222222" style:text-position="0% 100%" fo:letter-spacing="normal" fo:font-style="normal" officeooo:rsid="001d2457" style:font-weight-asian="normal" style:font-weight-complex="normal"/>
    </style:style>
    <style:style style:name="T31" style:family="text">
      <style:text-properties fo:font-variant="normal" fo:text-transform="none" fo:color="#222222" style:text-position="0% 100%" fo:letter-spacing="normal" fo:font-style="normal" officeooo:rsid="002dbf71" style:font-weight-asian="normal" style:font-weight-complex="normal"/>
    </style:style>
    <style:style style:name="T32" style:family="text">
      <style:text-properties fo:font-variant="normal" fo:text-transform="none" fo:color="#222222" style:text-position="0% 100%" fo:letter-spacing="normal" fo:font-style="normal" officeooo:rsid="002ae765" style:font-weight-asian="normal" style:font-weight-complex="normal"/>
    </style:style>
    <style:style style:name="T33" style:family="text">
      <style:text-properties fo:font-variant="normal" fo:text-transform="none" fo:color="#222222" style:text-position="0% 100%" fo:letter-spacing="normal" fo:font-style="normal" officeooo:rsid="002be7cf" style:font-weight-asian="normal" style:font-weight-complex="normal"/>
    </style:style>
    <style:style style:name="T34" style:family="text">
      <style:text-properties fo:font-variant="normal" fo:text-transform="none" fo:color="#222222" style:text-position="0% 100%" fo:letter-spacing="normal" fo:font-style="normal" officeooo:rsid="002f0d8d" style:font-weight-asian="normal" style:font-weight-complex="normal"/>
    </style:style>
    <style:style style:name="T35" style:family="text">
      <style:text-properties fo:font-variant="normal" fo:text-transform="none" fo:color="#222222" style:text-position="0% 100%" fo:letter-spacing="normal" fo:font-style="normal" officeooo:rsid="00397b8c" style:font-weight-asian="normal" style:font-weight-complex="normal"/>
    </style:style>
    <style:style style:name="T36" style:family="text">
      <style:text-properties fo:font-variant="normal" fo:text-transform="none" fo:color="#222222" style:text-position="0% 100%" fo:letter-spacing="normal" fo:font-style="normal" fo:font-weight="bold" officeooo:rsid="003a6675" style:font-weight-asian="bold" style:font-weight-complex="bold"/>
    </style:style>
    <style:style style:name="T37" style:family="text">
      <style:text-properties fo:font-variant="normal" fo:text-transform="none" fo:color="#222222" style:text-position="super 58%" fo:letter-spacing="normal" fo:font-style="normal" officeooo:rsid="0022abe6" style:font-weight-asian="normal" style:font-weight-complex="normal"/>
    </style:style>
    <style:style style:name="T38" style:family="text">
      <style:text-properties fo:font-variant="normal" fo:text-transform="none" fo:color="#222222" fo:letter-spacing="normal" fo:font-style="normal"/>
    </style:style>
    <style:style style:name="T39" style:family="text">
      <style:text-properties fo:font-variant="normal" fo:text-transform="none" fo:color="#222222" fo:letter-spacing="normal" fo:font-style="normal" style:font-weight-asian="normal" style:font-weight-complex="normal"/>
    </style:style>
    <style:style style:name="T40" style:family="text">
      <style:text-properties fo:font-variant="normal" fo:text-transform="none" fo:color="#222222" fo:letter-spacing="normal" fo:font-style="normal" officeooo:rsid="0022abe6" style:font-weight-asian="normal" style:font-weight-complex="normal"/>
    </style:style>
    <style:style style:name="T41" style:family="text">
      <style:text-properties fo:font-variant="normal" fo:text-transform="none" fo:color="#222222" fo:letter-spacing="normal" fo:font-style="normal" officeooo:rsid="00397b8c" style:font-weight-asian="normal" style:font-weight-complex="normal"/>
    </style:style>
    <style:style style:name="T42" style:family="text">
      <style:text-properties fo:font-variant="normal" fo:text-transform="none" fo:color="#252525" fo:letter-spacing="normal"/>
    </style:style>
    <style:style style:name="T43" style:family="text">
      <style:text-properties fo:font-weight="normal" style:font-weight-asian="normal" style:font-weight-complex="normal"/>
    </style:style>
    <style:style style:name="T44" style:family="text">
      <style:text-properties fo:font-weight="normal" officeooo:rsid="0088fdea" style:font-weight-asian="normal" style:font-weight-complex="normal"/>
    </style:style>
    <style:style style:name="T45" style:family="text">
      <style:text-properties fo:font-weight="normal" officeooo:rsid="0082e805" style:font-weight-asian="normal" style:font-weight-complex="normal"/>
    </style:style>
    <style:style style:name="T46" style:family="text">
      <style:text-properties fo:font-weight="normal" officeooo:rsid="00615950" style:font-weight-asian="normal" style:font-weight-complex="normal"/>
    </style:style>
    <style:style style:name="T47" style:family="text">
      <style:text-properties fo:font-weight="normal" officeooo:rsid="005e1cb6" style:font-weight-asian="normal" style:font-weight-complex="normal"/>
    </style:style>
    <style:style style:name="T48" style:family="text">
      <style:text-properties fo:font-weight="normal" officeooo:rsid="005fb8ec" style:font-weight-asian="normal" style:font-weight-complex="normal"/>
    </style:style>
    <style:style style:name="T49" style:family="text">
      <style:text-properties fo:font-weight="normal" officeooo:rsid="00600d4c" style:font-weight-asian="normal" style:font-weight-complex="normal"/>
    </style:style>
    <style:style style:name="T50" style:family="text">
      <style:text-properties fo:font-weight="normal" officeooo:rsid="0070a660" style:font-weight-asian="normal" style:font-weight-complex="normal"/>
    </style:style>
    <style:style style:name="T51" style:family="text">
      <style:text-properties fo:font-weight="normal" officeooo:rsid="001458c0" style:font-weight-asian="normal" style:font-weight-complex="normal"/>
    </style:style>
    <style:style style:name="T52" style:family="text">
      <style:text-properties fo:font-weight="normal" officeooo:rsid="006e5e7e" style:font-weight-asian="normal" style:font-weight-complex="normal"/>
    </style:style>
    <style:style style:name="T53" style:family="text">
      <style:text-properties fo:font-weight="normal" officeooo:rsid="00165b0b" style:font-weight-asian="normal" style:font-weight-complex="normal"/>
    </style:style>
    <style:style style:name="T54" style:family="text">
      <style:text-properties fo:font-weight="normal" officeooo:rsid="007e0a5e" style:font-weight-asian="normal" style:font-weight-complex="normal"/>
    </style:style>
    <style:style style:name="T55" style:family="text">
      <style:text-properties fo:font-weight="normal" officeooo:rsid="00425a97" style:font-weight-asian="normal" style:font-weight-complex="normal"/>
    </style:style>
    <style:style style:name="T56" style:family="text">
      <style:text-properties fo:font-weight="normal" officeooo:rsid="003a5544" style:font-weight-asian="normal" style:font-weight-complex="normal"/>
    </style:style>
    <style:style style:name="T57" style:family="text">
      <style:text-properties fo:font-weight="normal" officeooo:rsid="002b41a0" style:font-weight-asian="normal" style:font-weight-complex="normal"/>
    </style:style>
    <style:style style:name="T58" style:family="text">
      <style:text-properties fo:font-weight="normal" officeooo:rsid="00480110" style:font-weight-asian="normal" style:font-weight-complex="normal"/>
    </style:style>
    <style:style style:name="T59" style:family="text">
      <style:text-properties fo:font-weight="normal" officeooo:rsid="006ab751" style:font-weight-asian="normal" style:font-weight-complex="normal"/>
    </style:style>
    <style:style style:name="T60" style:family="text">
      <style:text-properties fo:font-weight="normal" officeooo:rsid="0049d17e" style:font-weight-asian="normal" style:font-weight-complex="normal"/>
    </style:style>
    <style:style style:name="T61" style:family="text">
      <style:text-properties fo:font-weight="normal" officeooo:rsid="004afb39" style:font-weight-asian="normal" style:font-weight-complex="normal"/>
    </style:style>
    <style:style style:name="T62" style:family="text">
      <style:text-properties fo:font-weight="normal" officeooo:rsid="004fa95e" style:font-weight-asian="normal" style:font-weight-complex="normal"/>
    </style:style>
    <style:style style:name="T63" style:family="text">
      <style:text-properties fo:font-weight="normal" officeooo:rsid="0065f70e" style:font-weight-asian="normal" style:font-weight-complex="normal"/>
    </style:style>
    <style:style style:name="T64" style:family="text">
      <style:text-properties fo:font-weight="normal" officeooo:rsid="0051488b" style:font-weight-asian="normal" style:font-weight-complex="normal"/>
    </style:style>
    <style:style style:name="T65" style:family="text">
      <style:text-properties fo:font-weight="normal" officeooo:rsid="0048b42c" style:font-weight-asian="normal" style:font-weight-complex="normal"/>
    </style:style>
    <style:style style:name="T66" style:family="text">
      <style:text-properties fo:font-weight="normal" officeooo:rsid="0053392f" style:font-weight-asian="normal" style:font-weight-complex="normal"/>
    </style:style>
    <style:style style:name="T67" style:family="text">
      <style:text-properties fo:font-weight="normal" officeooo:rsid="0040f81a" style:font-weight-asian="normal" style:font-weight-complex="normal"/>
    </style:style>
    <style:style style:name="T68" style:family="text">
      <style:text-properties fo:font-weight="normal" officeooo:rsid="003f71cc" style:font-weight-asian="normal" style:font-weight-complex="normal"/>
    </style:style>
    <style:style style:name="T69" style:family="text">
      <style:text-properties fo:font-weight="normal" officeooo:rsid="003e2158" style:font-weight-asian="normal" style:font-weight-complex="normal"/>
    </style:style>
    <style:style style:name="T70" style:family="text">
      <style:text-properties fo:font-weight="normal" officeooo:rsid="00538704" style:font-weight-asian="normal" style:font-weight-complex="normal"/>
    </style:style>
    <style:style style:name="T71" style:family="text">
      <style:text-properties fo:font-weight="normal" officeooo:rsid="006916a4" style:font-weight-asian="normal" style:font-weight-complex="normal"/>
    </style:style>
    <style:style style:name="T72" style:family="text">
      <style:text-properties fo:font-weight="normal" officeooo:rsid="007e7613" style:font-weight-asian="normal" style:font-weight-complex="normal"/>
    </style:style>
    <style:style style:name="T73" style:family="text">
      <style:text-properties fo:font-weight="normal" officeooo:rsid="0014c293" style:font-weight-asian="normal" style:font-weight-complex="normal"/>
    </style:style>
    <style:style style:name="T74" style:family="text">
      <style:text-properties fo:font-weight="normal" officeooo:rsid="00786511" style:font-weight-asian="normal" style:font-weight-complex="normal"/>
    </style:style>
    <style:style style:name="T75" style:family="text">
      <style:text-properties fo:font-weight="normal" officeooo:rsid="0073eb2f" style:font-weight-asian="normal" style:font-weight-complex="normal"/>
    </style:style>
    <style:style style:name="T76" style:family="text">
      <style:text-properties fo:font-weight="normal" officeooo:rsid="0087291c" style:font-weight-asian="normal" style:font-weight-complex="normal"/>
    </style:style>
    <style:style style:name="T77" style:family="text">
      <style:text-properties fo:font-weight="normal" officeooo:rsid="00523547" style:font-weight-asian="normal" style:font-weight-complex="normal"/>
    </style:style>
    <style:style style:name="T78" style:family="text">
      <style:text-properties fo:font-weight="normal" officeooo:rsid="0052525f" style:font-weight-asian="normal" style:font-weight-complex="normal"/>
    </style:style>
    <style:style style:name="T79" style:family="text">
      <style:text-properties fo:font-weight="normal" officeooo:rsid="00525270" style:font-weight-asian="normal" style:font-weight-complex="normal"/>
    </style:style>
    <style:style style:name="T80" style:family="text">
      <style:text-properties fo:font-weight="normal" officeooo:rsid="0055dbb7" style:font-weight-asian="normal" style:font-weight-complex="normal"/>
    </style:style>
    <style:style style:name="T81" style:family="text">
      <style:text-properties fo:font-weight="normal" officeooo:rsid="0057bfa0" style:font-weight-asian="normal" style:font-weight-complex="normal"/>
    </style:style>
    <style:style style:name="T82" style:family="text">
      <style:text-properties fo:font-weight="normal" officeooo:rsid="00583438" style:font-weight-asian="normal" style:font-weight-complex="normal"/>
    </style:style>
    <style:style style:name="T83" style:family="text">
      <style:text-properties fo:font-weight="normal" officeooo:rsid="005c68c0" style:font-weight-asian="normal" style:font-weight-complex="normal"/>
    </style:style>
    <style:style style:name="T84" style:family="text">
      <style:text-properties fo:font-weight="normal" officeooo:rsid="005e5980" style:font-weight-asian="normal" style:font-weight-complex="normal"/>
    </style:style>
    <style:style style:name="T85" style:family="text">
      <style:text-properties fo:font-weight="normal" officeooo:rsid="005ef30b" style:font-weight-asian="normal" style:font-weight-complex="normal"/>
    </style:style>
    <style:style style:name="T86" style:family="text">
      <style:text-properties fo:font-weight="normal" officeooo:rsid="00603b46" style:font-weight-asian="normal" style:font-weight-complex="normal"/>
    </style:style>
    <style:style style:name="T87" style:family="text">
      <style:text-properties fo:font-weight="normal" officeooo:rsid="00639fae" style:font-weight-asian="normal" style:font-weight-complex="normal"/>
    </style:style>
    <style:style style:name="T88" style:family="text">
      <style:text-properties fo:font-weight="normal" officeooo:rsid="00659b4f" style:font-weight-asian="normal" style:font-weight-complex="normal"/>
    </style:style>
    <style:style style:name="T89" style:family="text">
      <style:text-properties fo:font-weight="normal" officeooo:rsid="0072af3e" style:font-weight-asian="normal" style:font-weight-complex="normal"/>
    </style:style>
    <style:style style:name="T90" style:family="text">
      <style:text-properties fo:font-weight="normal" officeooo:rsid="0082dc53" style:font-weight-asian="normal" style:font-weight-complex="normal"/>
    </style:style>
    <style:style style:name="T91" style:family="text">
      <style:text-properties fo:font-weight="normal" officeooo:rsid="00798e26" style:font-weight-asian="normal" style:font-weight-complex="normal"/>
    </style:style>
    <style:style style:name="T92" style:family="text">
      <style:text-properties fo:font-weight="normal" officeooo:rsid="007b564b" style:font-weight-asian="normal" style:font-weight-complex="normal"/>
    </style:style>
    <style:style style:name="T93" style:family="text">
      <style:text-properties fo:font-weight="normal" officeooo:rsid="0086784e" style:font-weight-asian="normal" style:font-weight-complex="normal"/>
    </style:style>
    <style:style style:name="T94" style:family="text">
      <style:text-properties fo:font-weight="normal" officeooo:rsid="0086f39c" style:font-weight-asian="normal" style:font-weight-complex="normal"/>
    </style:style>
    <style:style style:name="T95" style:family="text">
      <style:text-properties fo:font-weight="normal" officeooo:rsid="008e8072" style:font-weight-asian="normal" style:font-weight-complex="normal"/>
    </style:style>
    <style:style style:name="T96" style:family="text">
      <style:text-properties fo:font-weight="normal" officeooo:rsid="008ecb2f" style:font-weight-asian="normal" style:font-weight-complex="normal"/>
    </style:style>
    <style:style style:name="T97" style:family="text">
      <style:text-properties fo:font-weight="normal" officeooo:rsid="0066a884" style:font-weight-asian="normal" style:font-weight-complex="normal"/>
    </style:style>
    <style:style style:name="T98" style:family="text">
      <style:text-properties fo:font-weight="normal" officeooo:rsid="00681cac" style:font-weight-asian="normal" style:font-weight-complex="normal"/>
    </style:style>
    <style:style style:name="T99" style:family="text">
      <style:text-properties fo:font-weight="normal" officeooo:rsid="0069adc2" style:font-weight-asian="normal" style:font-weight-complex="normal"/>
    </style:style>
    <style:style style:name="T100" style:family="text">
      <style:text-properties fo:font-weight="normal" officeooo:rsid="006a7d3c" style:font-weight-asian="normal" style:font-weight-complex="normal"/>
    </style:style>
    <style:style style:name="T101" style:family="text">
      <style:text-properties fo:font-weight="normal" officeooo:rsid="006c6858" style:font-weight-asian="normal" style:font-weight-complex="normal"/>
    </style:style>
    <style:style style:name="T102" style:family="text">
      <style:text-properties fo:font-weight="normal" officeooo:rsid="006e1250" style:font-weight-asian="normal" style:font-weight-complex="normal"/>
    </style:style>
    <style:style style:name="T103" style:family="text">
      <style:text-properties fo:font-weight="normal" officeooo:rsid="006e3e65" style:font-weight-asian="normal" style:font-weight-complex="normal"/>
    </style:style>
    <style:style style:name="T104" style:family="text">
      <style:text-properties fo:font-weight="normal" officeooo:rsid="00755925" style:font-weight-asian="normal" style:font-weight-complex="normal"/>
    </style:style>
    <style:style style:name="T105" style:family="text">
      <style:text-properties fo:font-weight="normal" officeooo:rsid="007a8d78" style:font-weight-asian="normal" style:font-weight-complex="normal"/>
    </style:style>
    <style:style style:name="T106" style:family="text">
      <style:text-properties fo:font-weight="normal" officeooo:rsid="0084db02" style:font-weight-asian="normal" style:font-weight-complex="normal"/>
    </style:style>
    <style:style style:name="T107" style:family="text">
      <style:text-properties fo:font-weight="normal" officeooo:rsid="00761193" style:font-weight-asian="normal" style:font-weight-complex="normal"/>
    </style:style>
    <style:style style:name="T108" style:family="text">
      <style:text-properties fo:font-weight="normal" officeooo:rsid="0078362e" style:font-weight-asian="normal" style:font-weight-complex="normal"/>
    </style:style>
    <style:style style:name="T109" style:family="text">
      <style:text-properties fo:font-weight="normal" officeooo:rsid="0098eeff" style:font-weight-asian="normal" style:font-weight-complex="normal"/>
    </style:style>
    <style:style style:name="T110" style:family="text">
      <style:text-properties fo:font-weight="normal" officeooo:rsid="009b414a" style:font-weight-asian="normal" style:font-weight-complex="normal"/>
    </style:style>
    <style:style style:name="T111" style:family="text">
      <style:text-properties fo:font-weight="normal" officeooo:rsid="009be291" style:font-weight-asian="normal" style:font-weight-complex="normal"/>
    </style:style>
    <style:style style:name="T112" style:family="text">
      <style:text-properties fo:font-weight="normal" officeooo:rsid="00bef637" style:font-weight-asian="normal" style:font-weight-complex="normal"/>
    </style:style>
    <style:style style:name="T113" style:family="text">
      <style:text-properties fo:font-weight="normal" officeooo:rsid="00c0d382" style:font-weight-asian="normal" style:font-weight-complex="normal"/>
    </style:style>
    <style:style style:name="T114" style:family="text">
      <style:text-properties fo:font-weight="normal" officeooo:rsid="00c2d001" style:font-weight-asian="normal" style:font-weight-complex="normal"/>
    </style:style>
    <style:style style:name="T115" style:family="text">
      <style:text-properties fo:font-weight="normal" officeooo:rsid="00c3492a" style:font-weight-asian="normal" style:font-weight-complex="normal"/>
    </style:style>
    <style:style style:name="T116" style:family="text">
      <style:text-properties fo:font-weight="normal" officeooo:rsid="00c86220" style:font-weight-asian="normal" style:font-weight-complex="normal"/>
    </style:style>
    <style:style style:name="T117" style:family="text">
      <style:text-properties fo:font-weight="normal" officeooo:rsid="00c91218" style:font-weight-asian="normal" style:font-weight-complex="normal"/>
    </style:style>
    <style:style style:name="T118" style:family="text">
      <style:text-properties fo:font-weight="normal" officeooo:rsid="00cac202" style:font-weight-asian="normal" style:font-weight-complex="normal"/>
    </style:style>
    <style:style style:name="T119" style:family="text">
      <style:text-properties fo:font-weight="normal" officeooo:rsid="00cc8ec8" style:font-weight-asian="normal" style:font-weight-complex="normal"/>
    </style:style>
    <style:style style:name="T120" style:family="text">
      <style:text-properties fo:font-weight="normal" officeooo:rsid="00ce598f" style:font-weight-asian="normal" style:font-weight-complex="normal"/>
    </style:style>
    <style:style style:name="T121" style:family="text">
      <style:text-properties fo:font-weight="normal" officeooo:rsid="00fb1296" style:font-weight-asian="normal" style:font-weight-complex="normal"/>
    </style:style>
    <style:style style:name="T122" style:family="text">
      <style:text-properties fo:font-weight="normal" officeooo:rsid="0102878d" style:font-weight-asian="normal" style:font-weight-complex="normal"/>
    </style:style>
    <style:style style:name="T123" style:family="text">
      <style:text-properties fo:font-weight="normal" officeooo:rsid="0102ba61" style:font-weight-asian="normal" style:font-weight-complex="normal"/>
    </style:style>
    <style:style style:name="T124" style:family="text">
      <style:text-properties fo:font-weight="normal" officeooo:rsid="01037fce" style:font-weight-asian="normal" style:font-weight-complex="normal"/>
    </style:style>
    <style:style style:name="T125" style:family="text">
      <style:text-properties fo:font-weight="normal" officeooo:rsid="010ae522" style:font-weight-asian="normal" style:font-weight-complex="normal"/>
    </style:style>
    <style:style style:name="T126" style:family="text">
      <style:text-properties fo:font-weight="normal" officeooo:rsid="010af26c" style:font-weight-asian="normal" style:font-weight-complex="normal"/>
    </style:style>
    <style:style style:name="T127" style:family="text">
      <style:text-properties fo:font-weight="normal" officeooo:rsid="01128bc5" style:font-weight-asian="normal" style:font-weight-complex="normal"/>
    </style:style>
    <style:style style:name="T128" style:family="text">
      <style:text-properties fo:font-weight="normal" officeooo:rsid="0112ab9d" style:font-weight-asian="normal" style:font-weight-complex="normal"/>
    </style:style>
    <style:style style:name="T129" style:family="text">
      <style:text-properties fo:font-weight="normal" officeooo:rsid="01197872" style:font-weight-asian="normal" style:font-weight-complex="normal"/>
    </style:style>
    <style:style style:name="T130" style:family="text">
      <style:text-properties fo:font-weight="normal" officeooo:rsid="01199fed" style:font-weight-asian="normal" style:font-weight-complex="normal"/>
    </style:style>
    <style:style style:name="T131" style:family="text">
      <style:text-properties fo:font-weight="normal" officeooo:rsid="011bad70" style:font-weight-asian="normal" style:font-weight-complex="normal"/>
    </style:style>
    <style:style style:name="T132" style:family="text">
      <style:text-properties fo:font-weight="normal" officeooo:rsid="011f1601" style:font-weight-asian="normal" style:font-weight-complex="normal"/>
    </style:style>
    <style:style style:name="T133" style:family="text">
      <style:text-properties fo:font-weight="normal" officeooo:rsid="0120739d" style:font-weight-asian="normal" style:font-weight-complex="normal"/>
    </style:style>
    <style:style style:name="T134" style:family="text">
      <style:text-properties fo:font-weight="normal" officeooo:rsid="01229915" style:font-weight-asian="normal" style:font-weight-complex="normal"/>
    </style:style>
    <style:style style:name="T135" style:family="text">
      <style:text-properties fo:font-weight="normal" officeooo:rsid="0123ca66" style:font-weight-asian="normal" style:font-weight-complex="normal"/>
    </style:style>
    <style:style style:name="T136" style:family="text">
      <style:text-properties fo:font-weight="normal" officeooo:rsid="01255aef" style:font-weight-asian="normal" style:font-weight-complex="normal"/>
    </style:style>
    <style:style style:name="T137" style:family="text">
      <style:text-properties fo:font-weight="normal" officeooo:rsid="0130adbd" style:font-weight-asian="normal" style:font-weight-complex="normal"/>
    </style:style>
    <style:style style:name="T138" style:family="text">
      <style:text-properties officeooo:rsid="0025b8b9"/>
    </style:style>
    <style:style style:name="T139" style:family="text">
      <style:text-properties officeooo:rsid="0042b56b"/>
    </style:style>
    <style:style style:name="T140" style:family="text">
      <style:text-properties officeooo:rsid="0032e9cf"/>
    </style:style>
    <style:style style:name="T141" style:family="text">
      <style:text-properties officeooo:rsid="0031d8ef"/>
    </style:style>
    <style:style style:name="T142" style:family="text">
      <style:text-properties officeooo:rsid="0056fc64"/>
    </style:style>
    <style:style style:name="T143" style:family="text">
      <style:text-properties officeooo:rsid="0042c46d"/>
    </style:style>
    <style:style style:name="T144" style:family="text">
      <style:text-properties officeooo:rsid="0040cc1e"/>
    </style:style>
    <style:style style:name="T145" style:family="text">
      <style:text-properties officeooo:rsid="004f4e03"/>
    </style:style>
    <style:style style:name="T146" style:family="text">
      <style:text-properties officeooo:rsid="00521fea"/>
    </style:style>
    <style:style style:name="T147" style:family="text">
      <style:text-properties officeooo:rsid="005095d4"/>
    </style:style>
    <style:style style:name="T148" style:family="text">
      <style:text-properties fo:font-weight="bold" style:font-weight-asian="bold" style:font-weight-complex="bold"/>
    </style:style>
    <style:style style:name="T149" style:family="text">
      <style:text-properties fo:font-weight="bold" officeooo:rsid="00798e26" style:font-weight-asian="bold" style:font-weight-complex="bold"/>
    </style:style>
    <style:style style:name="T150" style:family="text">
      <style:text-properties fo:font-weight="bold" officeooo:rsid="005a7f42" style:font-weight-asian="bold" style:font-weight-complex="bold"/>
    </style:style>
    <style:style style:name="T151" style:family="text">
      <style:text-properties fo:font-weight="bold" officeooo:rsid="009be291" style:font-weight-asian="bold" style:font-weight-complex="bold"/>
    </style:style>
    <style:style style:name="T152" style:family="text">
      <style:text-properties fo:font-weight="bold" officeooo:rsid="00e37b0b" style:font-weight-asian="bold" style:font-weight-complex="bold"/>
    </style:style>
    <style:style style:name="T153" style:family="text">
      <style:text-properties fo:font-weight="bold" officeooo:rsid="00e3d483" style:font-weight-asian="bold" style:font-weight-complex="bold"/>
    </style:style>
    <style:style style:name="T154" style:family="text">
      <style:text-properties fo:font-weight="bold" officeooo:rsid="00e59b86" style:font-weight-asian="bold" style:font-weight-complex="bold"/>
    </style:style>
    <style:style style:name="T155" style:family="text">
      <style:text-properties fo:font-weight="bold" officeooo:rsid="00efa522" style:font-weight-asian="bold" style:font-weight-complex="bold"/>
    </style:style>
    <style:style style:name="T156" style:family="text">
      <style:text-properties fo:font-weight="bold" officeooo:rsid="01110254" style:font-weight-asian="bold" style:font-weight-complex="bold"/>
    </style:style>
    <style:style style:name="T157" style:family="text">
      <style:text-properties fo:font-weight="bold" officeooo:rsid="00fdafc9" style:font-weight-asian="bold" style:font-weight-complex="bold"/>
    </style:style>
    <style:style style:name="T158" style:family="text">
      <style:text-properties fo:font-weight="bold" officeooo:rsid="01128bc5" style:font-weight-asian="bold" style:font-weight-complex="bold"/>
    </style:style>
    <style:style style:name="T159" style:family="text">
      <style:text-properties fo:font-weight="bold" officeooo:rsid="011b1842" style:font-weight-asian="bold" style:font-weight-complex="bold"/>
    </style:style>
    <style:style style:name="T160" style:family="text">
      <style:text-properties fo:font-weight="bold" officeooo:rsid="0120739d" style:font-weight-asian="bold" style:font-weight-complex="bold"/>
    </style:style>
    <style:style style:name="T161" style:family="text">
      <style:text-properties officeooo:rsid="007a8d78"/>
    </style:style>
    <style:style style:name="T162" style:family="text">
      <style:text-properties officeooo:rsid="0082dc53"/>
    </style:style>
    <style:style style:name="T163" style:family="text">
      <style:text-properties officeooo:rsid="008e8072"/>
    </style:style>
    <style:style style:name="T164" style:family="text">
      <style:text-properties officeooo:rsid="0091061f"/>
    </style:style>
    <style:style style:name="T165" style:family="text">
      <style:text-properties officeooo:rsid="00b46e76"/>
    </style:style>
    <style:style style:name="T166" style:family="text">
      <style:text-properties officeooo:rsid="01110254"/>
    </style:style>
    <style:style style:name="T167" style:family="text">
      <style:text-properties officeooo:rsid="01141cda"/>
    </style:style>
    <style:style style:name="T168" style:family="text">
      <style:text-properties officeooo:rsid="01199fed"/>
    </style:style>
    <style:style style:name="T169" style:family="text">
      <style:text-properties officeooo:rsid="011b1842"/>
    </style:style>
    <style:style style:name="T170" style:family="text">
      <style:text-properties officeooo:rsid="011c7464"/>
    </style:style>
    <style:style style:name="T171" style:family="text">
      <style:text-properties officeooo:rsid="0120739d"/>
    </style:style>
    <style:style style:name="T172" style:family="text">
      <style:text-properties officeooo:rsid="0120e21f"/>
    </style:style>
    <style:style style:name="T173" style:family="text">
      <style:text-properties officeooo:rsid="01255aef"/>
    </style:style>
    <style:style style:name="T174" style:family="text">
      <style:text-properties officeooo:rsid="0058f972"/>
    </style:style>
    <style:style style:name="T175" style:family="text">
      <style:text-properties officeooo:rsid="0129311d"/>
    </style:style>
    <style:style style:name="T176" style:family="text">
      <style:text-properties officeooo:rsid="012c8ffb"/>
    </style:style>
    <style:style style:name="T177" style:family="text">
      <style:text-properties officeooo:rsid="012df067"/>
    </style:style>
    <style:style style:name="T178" style:family="text">
      <style:text-properties officeooo:rsid="0086784e"/>
    </style:style>
    <style:style style:name="T179" style:family="text">
      <style:text-properties fo:font-size="6pt" style:font-size-asian="6pt" style:font-size-complex="6pt"/>
    </style:style>
    <style:style style:name="T180" style:family="text">
      <style:text-properties fo:font-size="8pt" style:font-size-asian="8pt" style:font-size-complex="8pt"/>
    </style:style>
    <style:style style:name="T181" style:family="text">
      <style:text-properties fo:font-size="7pt" style:font-size-asian="7pt" style:font-size-complex="7pt"/>
    </style:style>
    <style:style style:name="T182" style:family="text">
      <style:text-properties style:text-position="-33% 58%" fo:font-size="8pt" style:font-size-asian="8pt" style:font-size-complex="8pt"/>
    </style:style>
    <style:style style:name="T183" style:family="text">
      <style:text-properties fo:font-size="10pt" style:font-size-asian="10pt" style:font-size-complex="10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vg:stroke-color="#006699"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stroke-dash="Fine_20_Dashed" svg:stroke-color="#000000" draw:fill="none" draw:fill-color="#ffffff" fo:min-height="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stroke-dash="Fine_20_Dashed" svg:stroke-color="#000000"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stroke-dash="Fine_20_Dashed" svg:stroke-color="#000000" draw:fill="none" draw:fill-color="#ffffff" fo:min-height="0.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6666ff" draw:fill-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3465a4" draw:fill-color="#99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dash" draw:stroke-dash="Dashed_20__28_var_29__20_4"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draw:stroke-dash="Dashed_20__28_var_29__20_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draw:stroke-dash="Line_20_Style_20_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_20_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Line_20_Style_20_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draw:stroke-dash="Line_20_Style_20_9" svg:stroke-color="#000000"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stroke-dash="Line_20_Style_20_9" svg:stroke-color="#000000" draw:fill="none" draw:fill-color="#ffffff" fo:min-height="0.1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draw:stroke-dash="Line_20_Style_20_9" svg:stroke-color="#000000" draw:fill="none" draw:fill-color="#ffffff" fo:min-height="0.1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draw:stroke-dash="Line_20_Style_20_9" svg:stroke-color="#000000" draw:fill="none" draw:fill-color="#ffffff" fo:min-height="0.1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solid"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draw:stroke-dash="Line_20_Style_20_9" svg:stroke-color="#000000" draw:fill="none" draw:fill-color="#ffffff" fo:min-height="0.1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dash" draw:stroke-dash="Dashed_20__28_var_29__20_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dash" draw:stroke-dash="Dashed_20__28_var_29__20_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dash" draw:stroke-dash="Dashed_20__28_var_29_"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draw:stroke-dash="Line_20_Style_20_9" svg:stroke-color="#000000" draw:fill="none" draw:fill-color="#ffffff" fo:min-height="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draw:stroke-dash="Line_20_Style_20_9" svg:stroke-color="#000000" draw:fill="none" draw:fill-color="#ffffff" fo:min-height="0.1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draw:stroke-dash="Line_20_Style_20_9" draw:textarea-vertical-align="middle" draw:auto-grow-height="false" fo:min-height="0.5201in" fo:min-width="0.346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Line_20_Style_20_9"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dash" draw:stroke-dash="Line_20_Style_20_9" draw:fill-color="#0066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dash" draw:stroke-dash="Line_20_Style_20_9"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draw:stroke-dash="Line_20_Style_20_9" svg:stroke-color="#000000" draw:fill="none" draw:fill-color="#ffffff" fo:min-height="0.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draw:stroke-dash="Line_20_Style_20_9" svg:stroke-color="#000000" draw:fill="none" draw:fill-color="#ffffff" fo:min-height="0.0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draw:stroke-dash="Line_20_Style_20_9" svg:stroke-color="#000000" draw:fill="none" draw:fill-color="#ffffff" fo:min-height="0.0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dash" draw:stroke-dash="Line_20_Style_20_9" draw:opacity="0%" draw:opacity-nam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dash" draw:stroke-dash="Line_20_Style_20_9" draw:fill-color="#000000" draw:opacity="0%" draw:opacity-nam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draw:stroke-dash="Line_20_Style_20_9" svg:stroke-color="#000000" draw:fill="none" draw:fill-color="#ffffff" fo:min-height="0.0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10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Abstract</text:p>
      <text:p text:style-name="P58"><text:span text:style-name="T43"><text:tab/>This paper presents </text:span><text:span text:style-name="T113">the</text:span><text:span text:style-name="T43"> </text:span><text:span text:style-name="T112">energy </text:span><text:span text:style-name="T43">optimiz</text:span><text:span text:style-name="T112">ation</text:span><text:span text:style-name="T43"> </text:span><text:span text:style-name="T112">of</text:span><text:span text:style-name="T43"> MIMO </text:span><text:span text:style-name="T125">and Co-operative MIMO</text:span><text:span text:style-name="T43"> technology in wireless sensor network. </text:span><text:span text:style-name="T114">Here </text:span><text:span text:style-name="T134">we used</text:span><text:span text:style-name="T114"> TRAMA for energy optimization purpose which provides collision-free </text:span><text:span text:style-name="T115">transmissions</text:span><text:span text:style-name="T114">, energy-efficie</text:span><text:span text:style-name="T120">ncy</text:span><text:span text:style-name="T114">,</text:span><text:span text:style-name="T120"> </text:span><text:span text:style-name="T114">channel utilization, and higher throughput. </text:span><text:span text:style-name="T116">It saves a significant amount of energy (nodes can switch to sleep mode </text:span><text:span text:style-name="T118">approximately </text:span><text:span text:style-name="T116">87% of the time) <text:s/>depending on the </text:span><text:span text:style-name="T117">offered</text:span><text:span text:style-name="T116"> load </text:span><text:span text:style-name="T120">in wireless sensor network</text:span><text:span text:style-name="T116">. </text:span><text:span text:style-name="T119">it </text:span><text:span text:style-name="T120">guarantees for</text:span><text:span text:style-name="T119"> higher delivery of data and energy-efficien</text:span><text:span text:style-name="T120">cy. </text:span><text:span text:style-name="T126">The simulation results show that it out-performs </text:span><text:span text:style-name="T135">the contention based protocols </text:span><text:span text:style-name="T126">CSMA, 802.11, S-MAC </text:span><text:span text:style-name="T136">and also scheduled based protocols i.e. NAMA.</text:span></text:p>
      <text:p text:style-name="P67"><text:span text:style-name="T173">I</text:span>ndex Terms</text:p>
      <text:p text:style-name="P67"><text:tab/>Wireless Sensor Network, Energy efficiency, MIMO, Co-operative MIMO, TRAMA.</text:p>
      <text:p text:style-name="P58"/>
      <text:p text:style-name="P54">Introduction</text:p>
      <text:p text:style-name="P55"><text:tab/><text:span text:style-name="T46">WSN</text:span><text:span text:style-name="T44"> </text:span><text:span text:style-name="T47">is built of nodes from </text:span><text:span text:style-name="T48">a few to </text:span><text:span text:style-name="T47">several hundreds or even thousands of nodes which are connected to one (or sometimes several) nodes </text:span><text:span text:style-name="T49">capable of sensing, communication and computation.</text:span><text:span text:style-name="T46"> </text:span><text:span text:style-name="T50">The main function of wireless sensor nodes include </text:span><text:span text:style-name="T51">ease of installation, self <text:s/>configure, reliability and time constraint communication with </text:span><text:span text:style-name="T50">the n</text:span><text:span text:style-name="T51">eighbour</text:span><text:span text:style-name="T50">ing</text:span><text:span text:style-name="T51"> nodes. </text:span><text:span text:style-name="T52">Wireless sensor nodes are </text:span><text:span text:style-name="T51">deployed in large number to monitor, sense and understand the physical properties of environment around them by measuring the temperature, humidity and relative pressure and transmit the information over radio links. </text:span><text:span text:style-name="T53">Multihop communication is used in sensor network because transmission</text:span><text:span text:style-name="T54">s</text:span><text:span text:style-name="T53"> over long distance require more <text:s/>power but sensors have limited power source. </text:span><text:span text:style-name="T45">The sensed or gathered data is transmitted to the sink node. </text:span><text:span text:style-name="T109">The </text:span><text:span text:style-name="T71">nodes </text:span><text:span text:style-name="T109">in WSN </text:span><text:span text:style-name="T71">are battery operated and it has limited </text:span><text:span text:style-name="T109">source of energy. Hence we need to optimize energy so that we can save a lot of energy when there is no communication among nodes. </text:span><text:span text:style-name="T110">MIMO uses multiple transmitter antennas and receiver antennas to transfer data </text:span><text:span text:style-name="T127">in which</text:span><text:span text:style-name="T110"> </text:span><text:span text:style-name="T111">SISO, SIMO, MISO are special cases of </text:span><text:span text:style-name="T127">MIMO</text:span><text:span text:style-name="T111">. MIMO supports higher data rate but consumes a significant amount of energy for long range transmissions.</text:span><text:span text:style-name="T127">Due to its complex circuitry,</text:span><text:span text:style-name="T111"> </text:span><text:span text:style-name="T127">there is also more energy consumption but circuit energy is dominated by transmission energy</text:span><text:span text:style-name="T111">. </text:span><text:span text:style-name="T127">So we need to optimize this transmission energy to save battery life for long time. </text:span><text:span text:style-name="T111">Here is the diagram </text:span><text:span text:style-name="T121">of MIMO using multiple transmitter antennas and receiver antennas </text:span><text:span text:style-name="T111">:</text:span></text:p>
      <text:p text:style-name="P66"/>
      <text:p text:style-name="P55"><draw:custom-shape text:anchor-type="paragraph" draw:z-index="156" draw:style-name="gr37" svg:width="0.0815in" svg:height="0.0748in" svg:x="1.3173in" svg:y="0.150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57" draw:style-name="gr40" draw:text-style-name="P71" svg:width="0.1043in" svg:height="0.1567in" svg:x="1.3992in" svg:y="0.117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58" draw:style-name="gr40" draw:text-style-name="P71" svg:width="0.1043in" svg:height="0.1567in" svg:x="1.5035in" svg:y="0.1138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59" draw:style-name="gr40" draw:text-style-name="P71" svg:width="0.1043in" svg:height="0.1567in" svg:x="1.6075in" svg:y="0.1138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text:p>
      <text:p text:style-name="P56"><draw:line text:anchor-type="paragraph" draw:z-index="136" draw:style-name="gr28" draw:text-style-name="P71" svg:x1="1.3543in" svg:y1="0.0634in" svg:x2="1.3543in" svg:y2="0.235in"><text:p/></draw:line><draw:line text:anchor-type="paragraph" draw:z-index="148" draw:style-name="gr28" draw:text-style-name="P71" svg:x1="2.1508in" svg:y1="0.0957in" svg:x2="2.1508in" svg:y2="0.2295in"><text:p/></draw:line><draw:line text:anchor-type="paragraph" draw:z-index="149" draw:style-name="gr28" draw:text-style-name="P71" svg:x1="2.1055in" svg:y1="0.0555in" svg:x2="2.1508in" svg:y2="0.0957in"><text:p/></draw:line><draw:line text:anchor-type="paragraph" draw:z-index="150" draw:style-name="gr28" draw:text-style-name="P71" svg:x1="2.1508in" svg:y1="0.0555in" svg:x2="2.1508in" svg:y2="0.0957in"><text:p/></draw:line><draw:line text:anchor-type="paragraph" draw:z-index="151" draw:style-name="gr28" draw:text-style-name="P71" svg:x1="2.1945in" svg:y1="0.0555in" svg:x2="2.1508in" svg:y2="0.0957in"><text:p/></draw:line><text:tab/><text:tab/></text:p>
      <text:p text:style-name="P62"><draw:rect text:anchor-type="paragraph" draw:z-index="133" draw:style-name="gr33" draw:text-style-name="P73" svg:width="0.6031in" svg:height="0.3795in" svg:x="0.6252in" svg:y="0.0299in"><text:p text:style-name="P71"><text:span text:style-name="T180">Tx</text:span></text:p></draw:rect><draw:frame text:anchor-type="paragraph" draw:z-index="134" draw:style-name="gr39" draw:text-style-name="P77" svg:width="0.2606in" svg:height="0.1335in" svg:x="0.3272in" svg:y="0.1272in"><draw:text-box><text:p><text:span text:style-name="T179">MIMO</text:span></text:p></draw:text-box></draw:frame><draw:line text:anchor-type="paragraph" draw:z-index="135" draw:style-name="gr28" draw:text-style-name="P71" svg:x1="1.228in" svg:y1="0.0752in" svg:x2="1.3543in" svg:y2="0.0752in"><text:p/></draw:line><draw:line text:anchor-type="paragraph" draw:z-index="137" draw:style-name="gr28" draw:text-style-name="P71" svg:x1="1.3618in" svg:y1="0.1591in" svg:x2="1.3618in" svg:y2="0.3307in"><text:p/></draw:line><draw:custom-shape text:anchor-type="paragraph" draw:z-index="138" draw:style-name="gr37" svg:width="0.0815in" svg:height="0.0748in" svg:x="1.3252in" svg:y="0.106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40" draw:style-name="gr40" draw:text-style-name="P71" svg:width="0.1043in" svg:height="0.1567in" svg:x="1.4063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41" draw:style-name="gr40" draw:text-style-name="P71" svg:width="0.1043in" svg:height="0.1567in" svg:x="1.5102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custom-shape text:anchor-type="paragraph" draw:z-index="142" draw:style-name="gr40" draw:text-style-name="P71" svg:width="0.1043in" svg:height="0.1567in" svg:x="1.6146in" svg:y="0.1063in"><text:p/><draw:enhanced-geometry svg:viewBox="0 0 21600 21600" draw:mirror-horizontal="true" draw:glue-points="21600 0 0 10800 21600 21600 ?f0 10800" draw:text-areas="?f1 ?f10 21600 ?f11" draw:type="moon" draw:modifiers="0" draw:enhanced-path="M 21600 0 C ?f3 ?f4 ?f0 5080 ?f0 10800 ?f0 16520 ?f3 ?f5 21600 21600 9740 21600 0 16730 0 10800 0 4870 9740 0 21600 0 Z N"><draw:equation draw:name="f0" draw:formula="$0 "/><draw:equation draw:name="f1" draw:formula="21600-$0 "/><draw:equation draw:name="f2" draw:formula="?f1 /2"/><draw:equation draw:name="f3" draw:formula="?f2 +$0 "/><draw:equation draw:name="f4" draw:formula="$0 *1794/10000"/><draw:equation draw:name="f5" draw:formula="21600-?f4 "/><draw:equation draw:name="f6" draw:formula="21600*21600"/><draw:equation draw:name="f7" draw:formula="7500*7500"/><draw:equation draw:name="f8" draw:formula="21600-$0"/><draw:equation draw:name="f9" draw:formula="sqrt(?f7*(1-(?f8*?f8/?f6)))"/><draw:equation draw:name="f10" draw:formula="10800-?f9"/><draw:equation draw:name="f11" draw:formula="10800+?f9"/><draw:handle draw:handle-position="$0 10800" draw:handle-range-x-minimum="0" draw:handle-range-x-maximum="18900"/></draw:enhanced-geometry></draw:custom-shape><draw:rect text:anchor-type="paragraph" draw:z-index="143" draw:style-name="gr33" draw:text-style-name="P73" svg:width="0.6031in" svg:height="0.3795in" svg:x="2.2772in" svg:y="0.0035in"><text:p text:style-name="P71"><text:span text:style-name="T180">Rx</text:span></text:p></draw:rect><draw:line text:anchor-type="paragraph" draw:z-index="146" draw:style-name="gr28" draw:text-style-name="P71" svg:x1="2.1508in" svg:y1="0.2016in" svg:x2="2.1945in" svg:y2="0.1563in"><text:p/></draw:line><draw:line text:anchor-type="paragraph" draw:z-index="147" draw:style-name="gr28" draw:text-style-name="P71" svg:x1="2.1508in" svg:y1="0.0701in" svg:x2="2.2772in" svg:y2="0.0701in"><text:p/></draw:line><draw:line text:anchor-type="paragraph" draw:z-index="152" draw:style-name="gr28" draw:text-style-name="P71" svg:x1="2.1134in" svg:y1="0.1563in" svg:x2="2.1508in" svg:y2="0.2016in"><text:p/></draw:line><draw:line text:anchor-type="paragraph" draw:z-index="153" draw:style-name="gr28" draw:text-style-name="P71" svg:x1="2.1508in" svg:y1="0.1563in" svg:x2="2.1508in" svg:y2="0.2016in"><text:p/></draw:line><draw:line text:anchor-type="paragraph" draw:z-index="154" draw:style-name="gr23" draw:text-style-name="P71" svg:x1="1.2866in" svg:y1="0.2673in" svg:x2="1.2866in" svg:y2="0.1264in"><text:p/></draw:line><draw:line text:anchor-type="paragraph" draw:z-index="155" draw:style-name="gr23" draw:text-style-name="P71" svg:x1="2.2319in" svg:y1="0.2591in" svg:x2="2.2319in" svg:y2="0.1181in"><text:p/></draw:line></text:p>
      <text:p text:style-name="P62"><draw:line text:anchor-type="paragraph" draw:z-index="145" draw:style-name="gr28" draw:text-style-name="P71" svg:x1="2.1508in" svg:y1="0.0417in" svg:x2="2.1508in" svg:y2="0.1756in"><text:p/></draw:line></text:p>
      <text:p text:style-name="P62"><draw:line text:anchor-type="paragraph" draw:z-index="139" draw:style-name="gr28" draw:text-style-name="P71" svg:x1="1.2354in" svg:y1="0.011in" svg:x2="1.3618in" svg:y2="0.011in"><text:p/></draw:line><draw:line text:anchor-type="paragraph" draw:z-index="144" draw:style-name="gr28" draw:text-style-name="P71" svg:x1="2.1508in" svg:y1="0.0161in" svg:x2="2.2772in" svg:y2="0.0161in"><text:p/></draw:line></text:p>
      <text:p text:style-name="P56"><text:tab/><text:tab/></text:p>
      <text:p text:style-name="P62"><text:span text:style-name="T150"><text:tab/><text:tab/></text:span><text:span text:style-name="T151">Figure 1 : MIMO</text:span></text:p>
      <text:p text:style-name="P64"/>
      <text:p text:style-name="P63"><text:span text:style-name="T72">Wireless sensor network</text:span><text:span text:style-name="T73"> ha</text:span><text:span text:style-name="T74">s</text:span><text:span text:style-name="T73"> various area of application</text:span><text:span text:style-name="T75">s</text:span><text:span text:style-name="T73"> . </text:span><text:span text:style-name="T76">For instance these are widely used in process management, health care monitoring, environmental/earth sensing, industrial monitoring, etc.</text:span></text:p>
      <text:p text:style-name="P57"><text:tab/><text:span text:style-name="T128">This paper is organized </text:span><text:span text:style-name="T137">with</text:span><text:span text:style-name="T128"> some challenging issues in wireless sensor network </text:span><text:span text:style-name="T137">a</text:span><text:span text:style-name="T128">fter that MIMO section is presented with system model followed by the techniques used in optimizing energy consumption of MIMO. In the next section Co-operative MIMO technology is introduced and also shown how they are used in optimizing energy consumption of MIMO by co-operating the other nodes. Then the results section are shown via comparison followed by conclusion section.</text:span></text:p>
      <text:p text:style-name="P65"/>
      <text:p text:style-name="P57">Challenges or Issues</text:p>
      <text:p text:style-name="P59"><text:span text:style-name="T43"><text:tab/>Wireless sensor networks have </text:span><text:span text:style-name="T55">some</text:span><text:span text:style-name="T43"> extreme resource constraints </text:span><text:span text:style-name="T56">which are</text:span><text:span text:style-name="T43"> <text:s/>energy , <text:s/>bandwidth , buffer size and transmission capacity of sensor nodes. There is a crucial issues of energy consumption in wireless sensor network as in most of the cases batteries of sensor nodes are not rechargeable or replaceable</text:span><text:span text:style-name="T57"> “e.g. sensors in a large forest , sensors in the battle field , etc”. </text:span><text:span text:style-name="T58">Sensor nodes lifetime depends on their batteries. When power of batteries are </text:span><text:span text:style-name="T59">dissipated</text:span><text:span text:style-name="T58">, the nodes are dead </text:span><text:span text:style-name="T60">which are of no use</text:span><text:span text:style-name="T58"> </text:span><text:span text:style-name="T61">and leading to elimination of wireless networks. </text:span><text:span text:style-name="T62">Most energy expensive operations in wireless sensor networks are </text:span><text:span text:style-name="T57">idle listening </text:span><text:span text:style-name="T63">(sitting idly and trying to receive when nobody is sending)</text:span><text:span text:style-name="T57"> </text:span><text:span text:style-name="T62">and data transmission.</text:span><text:span text:style-name="T57"> </text:span><text:span text:style-name="T64">C</text:span><text:span text:style-name="T57">ollisions </text:span><text:span text:style-name="T63">of packets</text:span><text:span text:style-name="T57"> , control overhead and overhearing </text:span><text:span text:style-name="T63">(receiving a <text:s/>packets destined for others)</text:span><text:span text:style-name="T57"> </text:span><text:span text:style-name="T64">are also major source of energy consumption in wireless sensor networks</text:span><text:span text:style-name="T57">. Sensors consume more energy in communication than energy consumed in sensing and data processing. </text:span><text:span text:style-name="T58">Saving and efficient utilization of energy is </text:span><text:span text:style-name="T65">a</text:span><text:span text:style-name="T58"> big challenge </text:span><text:span text:style-name="T65">in wireless sensor network</text:span><text:span text:style-name="T66">s</text:span><text:span text:style-name="T58">.</text:span></text:p>
      <text:p text:style-name="P60"><text:span text:style-name="T67"><text:tab/>Efficient b</text:span><text:span text:style-name="T43">andwidth utilization is also a significant challenge in wireless sensor networks. </text:span><text:span text:style-name="T68">The traffics in wireless sensor networks may involve mixture of real time and non real time. </text:span><text:span text:style-name="T69">In order to response certain <text:s/>important events such as fire outbreak, earthquakes, or enemy movements, sensor nodes become active </text:span><text:span text:style-name="T70">and the</text:span><text:span text:style-name="T69"> sudden surge of <text:s/>data from hundreds or even thousands of sensor nodes must be delivered to a small number of base stations, which may cause congestion. It is a critical problem to resolve congestion, such that all data sources have equal or weighted access to network bandwidth.</text:span></text:p>
      <text:p text:style-name="P61"><text:span text:style-name="T138"><text:tab/>Channels are a scarce resource in wireless sensor network. W</text:span>ireless channel is <text:span text:style-name="T139">less reliable</text:span> <text:span text:style-name="T138">in nature</text:span>. <text:span text:style-name="T139">The</text:span> transmitted packet<text:span text:style-name="T140">s</text:span> can be prevented <text:span text:style-name="T141">from reaching to the receiver </text:span>by some phenomena. <text:span text:style-name="T142">One of those challenge is</text:span> interference. <text:span text:style-name="T142">Interference between concurrent transmissions <text:s/>can degrade the performance in wireless sensor networks.</text:span> This causes transmitters to re-transmit the signal which costs extra time and energy. <text:span text:style-name="T143">To handle heterogeneous data from different types of sensor nodes is another challenge in wireless sensor network. For instance some applications using different types of sensor nodes to monitor temperature, pressure, </text:span><text:soft-page-break/><text:span text:style-name="T143">humidity of surrounding environment delivers heterogeneous data to base stations.</text:span></text:p>
      <text:p text:style-name="P61"/>
      <text:p text:style-name="P6"><text:tab/><text:tab/>MIMO Communication</text:p>
      <text:p text:style-name="P6"/>
      <text:p text:style-name="P6">System Model</text:p>
      <text:p text:style-name="P28"><text:tab/><text:span text:style-name="T1">We have considered a general communication link connecting two wireless nodes, which can be MIMO, MISO, SIMO, or SISO. Total energy consumption includes all signal processing blocks at the transmitter and the receiver. To avoid from complication we have omitted baseband signal processing blocks (e.g., pulse-shaping, digital modulation, source coding). We have assumed that the system is uncoded hence no error correcting code blocks are included. The signal paths on the transmitter and the receiver sides are shown in following figure.</text:span></text:p>
      <text:p text:style-name="P28"><draw:line text:anchor-type="paragraph" draw:z-index="71" draw:style-name="gr23" draw:text-style-name="P71" svg:x1="1.3543in" svg:y1="0.0382in" svg:x2="1.3543in" svg:y2="0.4248in"><text:p/></draw:line></text:p>
      <text:p text:style-name="P28"><draw:frame text:anchor-type="paragraph" draw:z-index="99" draw:style-name="gr34" draw:text-style-name="P74" svg:width="0.3425in" svg:height="0.1705in" svg:x="1.4362in" svg:y="0.0646in"><draw:text-box><text:p><text:span text:style-name="T180">x M</text:span><text:span text:style-name="T182">t</text:span></text:p></draw:text-box></draw:frame></text:p>
      <text:p text:style-name="P28"><draw:line text:anchor-type="paragraph" draw:z-index="85" draw:style-name="gr28" draw:text-style-name="P71" svg:x1="2.7008in" svg:y1="0.2764in" svg:x2="3.1028in" svg:y2="0.1429in"><text:p/></draw:line><draw:line text:anchor-type="paragraph" draw:z-index="86" draw:style-name="gr28" draw:text-style-name="P71" svg:x1="3.1028in" svg:y1="0.1429in" svg:x2="3.1028in" svg:y2="0.3213in"><text:p/></draw:line><draw:rect text:anchor-type="paragraph" draw:z-index="70" draw:style-name="gr22" draw:text-style-name="P75" svg:width="2.6717in" svg:height="0.8713in" svg:x="0.0291in" svg:y="0.1055in"><text:p/></draw:rect></text:p>
      <text:p text:style-name="P28"><draw:custom-shape text:anchor-type="paragraph" draw:z-index="84" draw:style-name="gr25" svg:width="0.1189in" svg:height="0.0898in" draw:transform="rotate (-3.14159265358979) translate (2.67291666666667in 0.21875in)"><text:p/><draw:enhanced-geometry svg:viewBox="0 0 21600 21600" draw:glue-points="?f0 0 ?f1 10800 0 21600 10800 21600 21600 21600 ?f7 10800" draw:text-areas="?f1 10800 ?f2 18000 ?f3 7200 ?f4 21600" draw:type="isosceles-triangle" draw:modifiers="9795.348837209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87" draw:style-name="gr28" draw:text-style-name="P71" svg:x1="3.1028in" svg:y1="0.1618in" svg:x2="3.3854in" svg:y2="0.0646in"><text:p/></draw:line></text:p>
      <text:p text:style-name="P28"><draw:line text:anchor-type="paragraph" draw:z-index="83" draw:style-name="gr28" draw:text-style-name="P71" svg:x1="2.6252in" svg:y1="0.3744in" svg:x2="2.6189in" svg:y2="0.0591in"><text:p/></draw:line><draw:custom-shape text:anchor-type="paragraph" draw:z-index="72" draw:style-name="gr24" draw:text-style-name="P76" svg:width="0.4862in" svg:height="0.2323in" draw:transform="rotate (1.5707963267949) translate (0.230555555555556in 0.64513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88" draw:style-name="gr29" draw:text-style-name="P77" svg:width="0.2087in" svg:height="0.1043in" svg:x="2.128in" svg:y="0.1134in"><draw:text-box><text:p><text:span text:style-name="T179">PA</text:span></text:p></draw:text-box></draw:frame><draw:frame text:anchor-type="paragraph" draw:z-index="90" draw:style-name="gr31" draw:text-style-name="P77" svg:width="0.2461in" svg:height="0.1197in" svg:x="0.6764in" svg:y="0.1063in"><draw:text-box><text:p><text:span text:style-name="T179">Filter</text:span></text:p></draw:text-box></draw:frame><draw:frame text:anchor-type="paragraph" draw:z-index="93" draw:style-name="gr32" draw:text-style-name="P77" svg:width="0.2461in" svg:height="0.1343in" svg:x="1.1008in" svg:y="0.1063in"><draw:text-box><text:p><text:span text:style-name="T179">Mixer</text:span></text:p></draw:text-box></draw:frame><draw:frame text:anchor-type="paragraph" draw:z-index="94" draw:style-name="gr29" draw:text-style-name="P77" svg:width="0.1933in" svg:height="0.1043in" svg:x="0.3055in" svg:y="0.0909in"><draw:text-box><text:p><text:span text:style-name="T179">DAC</text:span></text:p></draw:text-box></draw:frame></text:p>
      <text:p text:style-name="P28"><draw:rect text:anchor-type="paragraph" draw:z-index="75" draw:style-name="gr23" draw:text-style-name="P75" svg:width="0.2835in" svg:height="0.2248in" svg:x="0.6327in" svg:y="0.1244in"><text:p/></draw:rect><draw:ellipse text:anchor-type="paragraph" draw:z-index="77" draw:style-name="gr23" draw:text-style-name="P71" svg:width="0.2685in" svg:height="0.2386in" svg:x="1.0862in" svg:y="0.1173in"><text:p/></draw:ellipse><draw:rect text:anchor-type="paragraph" draw:z-index="78" draw:style-name="gr26" draw:text-style-name="P75" svg:width="0.2835in" svg:height="0.2248in" svg:x="1.5256in" svg:y="0.1181in"><text:p/></draw:rect><draw:custom-shape text:anchor-type="paragraph" draw:z-index="80" draw:style-name="gr27" svg:width="0.3205in" svg:height="0.313in" draw:transform="rotate (-1.5707963267949) translate (2.29027777777778in 0.05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89" draw:style-name="gr30" draw:text-style-name="P78" svg:width="0.3949in" svg:height="0.113in" svg:x="3.0209in" svg:y="0.0354in"><draw:text-box><text:p><text:span text:style-name="T181">Channel</text:span></text:p></draw:text-box></draw:frame></text:p>
      <text:p text:style-name="P28"><draw:custom-shape text:anchor-type="paragraph" draw:z-index="73" draw:style-name="gr25" svg:width="0.1642in" svg:height="0.0823in" svg:x="0.0665in" svg:y="0.03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4" draw:style-name="gr25" svg:width="0.1642in" svg:height="0.0823in" svg:x="0.461in" svg:y="0.037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6" draw:style-name="gr25" svg:width="0.1642in" svg:height="0.0823in" svg:x="0.9161in" svg:y="0.03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9" draw:style-name="gr25" svg:width="0.1642in" svg:height="0.0823in" svg:x="1.3543in" svg:y="0.03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1" draw:style-name="gr25" svg:width="0.1642in" svg:height="0.0823in" svg:x="1.8091in" svg:y="0.0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82" draw:style-name="gr28" draw:text-style-name="P71" svg:x1="2.2902in" svg:y1="0.0547in" svg:x2="2.6248in" svg:y2="0.0547in"><text:p/></draw:line><draw:line text:anchor-type="paragraph" draw:z-index="92" draw:style-name="gr28" draw:text-style-name="P71" svg:x1="1.2646in" svg:y1="0.1437in" svg:x2="1.1602in" svg:y2="0.0028in"><text:p/></draw:line><draw:line text:anchor-type="paragraph" draw:z-index="91" draw:style-name="gr28" draw:text-style-name="P71" svg:x1="1.2646in" svg:y1="0.0028in" svg:x2="1.1602in" svg:y2="0.1437in"><text:p/></draw:line></text:p>
      <text:p text:style-name="P28"><draw:custom-shape text:anchor-type="paragraph" draw:z-index="96" draw:style-name="gr25" svg:width="0.0524in" svg:height="0.2831in" svg:x="1.1902in" svg:y="0.036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draw:rect text:anchor-type="paragraph" draw:z-index="95" draw:style-name="gr33" draw:text-style-name="P73" svg:width="0.3205in" svg:height="0.1197in" svg:x="1.0638in" svg:y="0.1591in"><text:p text:style-name="P71"><text:span text:style-name="T180">LO</text:span></text:p></draw:rect></text:p>
      <text:p text:style-name="P29"/>
      <text:p text:style-name="P29"/>
      <text:p text:style-name="P29"><text:tab/><text:span text:style-name="T152">Figure 2 : Transmitter </text:span><text:span text:style-name="T153">Blocks </text:span><text:span text:style-name="T154">(Analog)</text:span></text:p>
      <text:p text:style-name="P25"/>
      <text:p text:style-name="P29"><text:tab/></text:p>
      <text:p text:style-name="P29"><draw:line text:anchor-type="paragraph" draw:z-index="98" draw:style-name="gr11" draw:text-style-name="P71" svg:x1="1.7256in" svg:y1="0.0339in" svg:x2="1.7256in" svg:y2="0.4248in"><text:p/></draw:line></text:p>
      <text:p text:style-name="P29"><draw:frame text:anchor-type="paragraph" draw:z-index="100" draw:style-name="gr34" draw:text-style-name="P74" svg:width="0.3425in" svg:height="0.1705in" svg:x="1.7862in" svg:y="0.0543in"><draw:text-box><text:p><text:span text:style-name="T180">x M</text:span><text:span text:style-name="T182">r</text:span></text:p></draw:text-box></draw:frame></text:p>
      <text:p text:style-name="P29"><draw:rect text:anchor-type="paragraph" draw:z-index="97" draw:style-name="gr22" draw:text-style-name="P75" svg:width="3.4079in" svg:height="0.8713in" svg:x="0.0811in" svg:y="0.1055in"><text:p/></draw:rect></text:p>
      <text:p text:style-name="P29"><draw:custom-shape text:anchor-type="paragraph" draw:z-index="101" draw:style-name="gr25" svg:width="0.1189in" svg:height="0.0898in" draw:transform="rotate (-3.14159265358979) translate (0.239583333333333in 0.227777777777778in)"><text:p/><draw:enhanced-geometry svg:viewBox="0 0 21600 21600" draw:glue-points="?f0 0 ?f1 10800 0 21600 10800 21600 21600 21600 ?f7 10800" draw:text-areas="?f1 10800 ?f2 18000 ?f3 7200 ?f4 21600" draw:type="isosceles-triangle" draw:modifiers="9795.348837209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20" draw:style-name="gr29" draw:text-style-name="P77" svg:width="0.1933in" svg:height="0.1043in" svg:x="3.2in" svg:y="0.0929in"><draw:text-box><text:p><text:span text:style-name="T179">ADC</text:span></text:p></draw:text-box></draw:frame></text:p>
      <text:p text:style-name="P29"><draw:line text:anchor-type="paragraph" draw:z-index="102" draw:style-name="gr28" draw:text-style-name="P71" svg:x1="0.1862in" svg:y1="0.2618in" svg:x2="0.1862in" svg:y2="0.0681in"><text:p/></draw:line><draw:rect text:anchor-type="paragraph" draw:z-index="104" draw:style-name="gr35" draw:text-style-name="P75" svg:width="0.2835in" svg:height="0.2248in" svg:x="0.4543in" svg:y="0.1484in"><text:p/></draw:rect><draw:custom-shape text:anchor-type="paragraph" draw:z-index="106" draw:style-name="gr27" svg:width="0.3205in" svg:height="0.313in" draw:transform="rotate (-1.5707963267949) translate (1.21944444444444in 0.10347222222222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108" draw:style-name="gr36" draw:text-style-name="P75" svg:width="0.2835in" svg:height="0.2248in" svg:x="1.3839in" svg:y="0.1445in"><text:p/></draw:rect><draw:ellipse text:anchor-type="paragraph" draw:z-index="109" draw:style-name="gr23" draw:text-style-name="P71" svg:width="0.2685in" svg:height="0.2386in" svg:x="1.8374in" svg:y="0.1409in"><text:p/></draw:ellipse><draw:rect text:anchor-type="paragraph" draw:z-index="114" draw:style-name="gr26" draw:text-style-name="P75" svg:width="0.2835in" svg:height="0.2248in" svg:x="2.2693in" svg:y="0.1417in"><text:p/></draw:rect><draw:custom-shape text:anchor-type="paragraph" draw:z-index="115" draw:style-name="gr27" svg:width="0.2094in" svg:height="0.2232in" draw:transform="rotate (-1.5707963267949) translate (2.94513888888889in 0.14236111111111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8" draw:style-name="gr24" draw:text-style-name="P76" svg:width="0.4039in" svg:height="0.1587in" draw:transform="rotate (1.5707963267949) translate (3.11666666666667in 0.44097222222222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127" draw:style-name="gr31" draw:text-style-name="P77" svg:width="0.2461in" svg:height="0.1197in" svg:x="0.4543in" svg:y="0.0291in"><draw:text-box><text:p><text:span text:style-name="T179">Filter</text:span></text:p></draw:text-box></draw:frame><draw:frame text:anchor-type="paragraph" draw:z-index="128" draw:style-name="gr38" draw:text-style-name="P77" svg:width="0.1787in" svg:height="0.0969in" svg:x="0.9374in" svg:y="0.0071in"><draw:text-box><text:p><text:span text:style-name="T179">LNA</text:span></text:p></draw:text-box></draw:frame><draw:frame text:anchor-type="paragraph" draw:z-index="129" draw:style-name="gr31" draw:text-style-name="P77" svg:width="0.2461in" svg:height="0.1197in" svg:x="1.3839in" svg:y="0.0252in"><draw:text-box><text:p><text:span text:style-name="T179">Filter</text:span></text:p></draw:text-box></draw:frame><draw:frame text:anchor-type="paragraph" draw:z-index="130" draw:style-name="gr32" draw:text-style-name="P77" svg:width="0.2461in" svg:height="0.1343in" svg:x="1.8598in" svg:y="0.0071in"><draw:text-box><text:p><text:span text:style-name="T179">Mixer</text:span></text:p></draw:text-box></draw:frame><draw:frame text:anchor-type="paragraph" draw:z-index="131" draw:style-name="gr31" draw:text-style-name="P77" svg:width="0.2461in" svg:height="0.1197in" svg:x="2.2693in" svg:y="0.022in"><draw:text-box><text:p><text:span text:style-name="T179">Filter</text:span></text:p></draw:text-box></draw:frame><draw:frame text:anchor-type="paragraph" draw:z-index="132" draw:style-name="gr29" draw:text-style-name="P77" svg:width="0.1567in" svg:height="0.1043in" svg:x="2.7528in" svg:y="0.0382in"><draw:text-box><text:p><text:span text:style-name="T179">IFA</text:span></text:p></draw:text-box></draw:frame></text:p>
      <text:p text:style-name="P29"><draw:custom-shape text:anchor-type="paragraph" draw:z-index="103" draw:style-name="gr25" svg:width="0.2539in" svg:height="0.0295in" svg:x="0.1862in" svg:y="0.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5" draw:style-name="gr25" svg:width="0.1642in" svg:height="0.0823in" svg:x="0.7374in" svg:y="0.065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7" draw:style-name="gr25" svg:width="0.1642in" svg:height="0.0823in" svg:x="1.2193in" svg:y="0.0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0" draw:style-name="gr25" svg:width="0.1642in" svg:height="0.0823in" svg:x="1.6673in" svg:y="0.057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11" draw:style-name="gr28" draw:text-style-name="P71" svg:x1="2.0087in" svg:y1="0.1528in" svg:x2="1.9043in" svg:y2="0.0118in"><text:p/></draw:line><draw:line text:anchor-type="paragraph" draw:z-index="112" draw:style-name="gr28" draw:text-style-name="P71" svg:x1="2.0087in" svg:y1="0.0118in" svg:x2="1.9043in" svg:y2="0.1528in"><text:p/></draw:line><draw:custom-shape text:anchor-type="paragraph" draw:z-index="113" draw:style-name="gr25" svg:width="0.1642in" svg:height="0.0823in" svg:x="2.1055in" svg:y="0.0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6" draw:style-name="gr25" svg:width="0.1642in" svg:height="0.0823in" svg:x="2.5528in" svg:y="0.05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7" draw:style-name="gr25" svg:width="0.1642in" svg:height="0.0823in" svg:x="2.945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9" draw:style-name="gr25" svg:width="0.1642in" svg:height="0.0823in" svg:x="3.2752in" svg:y="0.0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24" draw:style-name="gr11" draw:text-style-name="P71" svg:x1="3.4083in" svg:y1="0.1181in" svg:x2="3.4075in" svg:y2="0.3933in"><text:p/></draw:line><draw:custom-shape text:anchor-type="paragraph" draw:z-index="122" draw:style-name="gr37" svg:width="0.0815in" svg:height="0.0748in" svg:x="2.798in" svg:y="0.117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29"><draw:line text:anchor-type="paragraph" draw:z-index="121" draw:style-name="gr11" draw:text-style-name="P71" svg:x1="2.8425in" svg:y1="0.0626in" svg:x2="2.8425in" svg:y2="0.2264in"><text:p/></draw:line><draw:custom-shape text:anchor-type="paragraph" draw:z-index="126" draw:style-name="gr25" svg:width="0.0594in" svg:height="0.3795in" svg:x="1.9346in" svg:y="0.05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9"><draw:line text:anchor-type="paragraph" draw:z-index="123" draw:style-name="gr11" draw:text-style-name="P71" svg:x1="2.8425in" svg:y1="0.0736in" svg:x2="3.4079in" svg:y2="0.0736in"><text:p/></draw:line></text:p>
      <text:p text:style-name="P29"><draw:rect text:anchor-type="paragraph" draw:z-index="125" draw:style-name="gr33" draw:text-style-name="P73" svg:width="0.3205in" svg:height="0.1197in" svg:x="1.7929in" svg:y="0.1193in"><text:p text:style-name="P71"><text:span text:style-name="T180">LO</text:span></text:p></draw:rect></text:p>
      <text:p text:style-name="P29"/>
      <text:p text:style-name="P30"><text:tab/></text:p>
      <text:p text:style-name="P30"><text:span text:style-name="T152"><text:tab/>Figure </text:span><text:span text:style-name="T156">3</text:span><text:span text:style-name="T152"> : </text:span><text:span text:style-name="T155">Receiver</text:span><text:span text:style-name="T152"> </text:span><text:span text:style-name="T153">Blocks </text:span><text:span text:style-name="T154">(Analog)</text:span></text:p>
      <text:p text:style-name="P29"/>
      <text:p text:style-name="P29"><text:span text:style-name="T16">wh</text:span>ere M<text:span text:style-name="T2">t <text:s/></text:span><text:span text:style-name="T8">and M</text:span><text:span text:style-name="T2">r </text:span><text:span text:style-name="T8"><text:s/>are the numbers of transmitters and receivers antennas. </text:span><text:span text:style-name="T9">In order to estimate total energy consumption we have to consider energy consumption of all circuit blocks and power amplifiers in which power amplifiers are dependent on transmit power P</text:span><text:span text:style-name="T3">tr </text:span><text:span text:style-name="T9">which is given as follow-</text:span></text:p>
      <text:p text:style-name="P5"/>
      <text:p text:style-name="P41"><text:span text:style-name="T10"><text:tab/></text:span><text:span text:style-name="T11">P</text:span><text:span text:style-name="T4">tr <text:s/></text:span><text:span text:style-name="T11">= </text:span><text:span text:style-name="T12">E</text:span><text:span text:style-name="T5">p</text:span><text:span text:style-name="T4">b </text:span><text:span text:style-name="T11">R</text:span><text:span text:style-name="T4">br </text:span><text:span text:style-name="T5"><text:s/></text:span><text:span text:style-name="T12">{(4</text:span><text:span text:style-name="T39">π</text:span><text:span text:style-name="T41">x</text:span><text:span text:style-name="T40">)</text:span><text:span text:style-name="T37">2</text:span><text:span text:style-name="T40">/G</text:span><text:span text:style-name="T18">t </text:span><text:span text:style-name="T26">G</text:span><text:span text:style-name="T18">r </text:span><text:span text:style-name="T38">λ</text:span><text:span text:style-name="T37">2</text:span><text:span text:style-name="T40">}</text:span><text:span text:style-name="T18"> </text:span><text:span text:style-name="T26">M</text:span><text:span text:style-name="T18">l </text:span><text:span text:style-name="T26">N</text:span><text:span text:style-name="T18">f </text:span></text:p>
      <text:p text:style-name="P43"/>
      <text:p text:style-name="P43"><text:span text:style-name="T25">Here <text:s/></text:span><text:span text:style-name="T27">E</text:span><text:span text:style-name="T17">pb</text:span><text:span text:style-name="T19"> </text:span><text:span text:style-name="T25">is energy per bit at the receiver for a given BER requirement, R</text:span><text:span text:style-name="T17">br </text:span><text:span text:style-name="T25">is bit rate, </text:span><text:span text:style-name="T35">x</text:span><text:span text:style-name="T25"> is transmission distance G</text:span><text:span text:style-name="T17">t </text:span><text:span text:style-name="T25">is transmitter antenna gain, G</text:span><text:span text:style-name="T17">r </text:span><text:span text:style-name="T25">is receiver antenna gain, λ is carrier wavelength, M</text:span><text:span text:style-name="T17">l </text:span><text:span text:style-name="T25"><text:s/>is link margin compensating the hardware process variations, </text:span><text:span text:style-name="T28">N</text:span><text:span text:style-name="T20">f <text:s/></text:span><text:span text:style-name="T28">is receiver noise figure </text:span><text:span text:style-name="T29">(N</text:span><text:span text:style-name="T21">r </text:span><text:span text:style-name="T29">/ N</text:span><text:span text:style-name="T21">0</text:span><text:span text:style-name="T29">) with N</text:span><text:span text:style-name="T21">0 </text:span><text:span text:style-name="T29">= single sided thermal noise power spectral density (PSD) at room temperature and N</text:span><text:span text:style-name="T21">r </text:span><text:span text:style-name="T29">= PSD of the total effective noise at the receiver input.</text:span></text:p>
      <text:p text:style-name="P1">The energy consumption of power amplifiers can be given as-</text:p>
      <text:p text:style-name="P44"/>
      <text:p text:style-name="P42"><text:span text:style-name="T29"><text:tab/><text:tab/>P</text:span><text:span text:style-name="T21">pa </text:span><text:span text:style-name="T29">= (1+</text:span><text:span text:style-name="T38">α</text:span><text:span text:style-name="T29">)P</text:span><text:span text:style-name="T21">tr</text:span></text:p>
      <text:p text:style-name="P42"/>
      <text:p text:style-name="P42"><text:span text:style-name="T29">where </text:span><text:span text:style-name="T38">α </text:span><text:span text:style-name="T29">= </text:span><text:span text:style-name="T39">ξ</text:span><text:span text:style-name="T29">/</text:span><text:span text:style-name="T39">η</text:span><text:span text:style-name="T29"> with <text:s/>η drain efficiency of the RF power amplifier and <text:s/>ξ peak to average ratio.</text:span></text:p>
      <text:p text:style-name="P45"><text:span text:style-name="T29">N</text:span><text:span text:style-name="T25">ow energy consumption of all the circuit blocks is approximately given as-</text:span></text:p>
      <text:p text:style-name="P45"/>
      <text:p text:style-name="P45"><text:span text:style-name="T25"><text:tab/>P</text:span><text:span text:style-name="T17">ckt </text:span><text:span text:style-name="T25">= <text:s/></text:span><text:span text:style-name="T30">M</text:span><text:span text:style-name="T22">t </text:span><text:span text:style-name="T25">(P</text:span><text:span text:style-name="T17">dac </text:span><text:span text:style-name="T25">+ P</text:span><text:span text:style-name="T17">mixr </text:span><text:span text:style-name="T25">+ P</text:span><text:span text:style-name="T17">filtr</text:span><text:span text:style-name="T25">) + 2P</text:span><text:span text:style-name="T17">syn </text:span><text:span text:style-name="T25">+ M</text:span><text:span text:style-name="T17">r <text:tab/><text:tab/><text:tab/></text:span><text:span text:style-name="T25">(P</text:span><text:span text:style-name="T17">lna </text:span><text:span text:style-name="T25">+ <text:tab/>P</text:span><text:span text:style-name="T17">mixr </text:span><text:span text:style-name="T25">+ P</text:span><text:span text:style-name="T17">ifa </text:span><text:span text:style-name="T25">+ P</text:span><text:span text:style-name="T17">fil</text:span><text:span text:style-name="T23">rr</text:span><text:span text:style-name="T25"> + P</text:span><text:span text:style-name="T17">adc</text:span><text:span text:style-name="T25">)</text:span></text:p>
      <text:p text:style-name="P45"/>
      <text:p text:style-name="P46"><text:span text:style-name="T25">where P</text:span><text:span text:style-name="T17">dac </text:span><text:span text:style-name="T25">, P</text:span><text:span text:style-name="T17">mixr </text:span><text:span text:style-name="T25">, P</text:span><text:span text:style-name="T17">lna </text:span><text:span text:style-name="T25">, P</text:span><text:span text:style-name="T17">ifa </text:span><text:span text:style-name="T25">, P</text:span><text:span text:style-name="T17">filtr </text:span><text:span text:style-name="T25">, P</text:span><text:span text:style-name="T17">filrr </text:span><text:span text:style-name="T25">, P</text:span><text:span text:style-name="T17">adc </text:span><text:span text:style-name="T25">, P</text:span><text:span text:style-name="T17">syn </text:span><text:span text:style-name="T25">are energy consumption values </text:span><text:span text:style-name="T31">of</text:span><text:span text:style-name="T25"> DAC, mixer, low noise amplifier (LNA), intermediate frequency amplifier (IFA), filters,</text:span><text:span text:style-name="T32"> ADC and <text:s/>frequency synthesizer</text:span><text:span text:style-name="T33"> at transmitter and receiver side </text:span><text:span text:style-name="T31">as</text:span><text:span text:style-name="T33"> shown in above figure. </text:span><text:span text:style-name="T34">Now total energy consumption per bit is given as-</text:span></text:p>
      <text:p text:style-name="P2"/>
      <text:p text:style-name="P47"><text:span text:style-name="T34"><text:tab/><text:tab/>E</text:span><text:span text:style-name="T24">total </text:span><text:span text:style-name="T34">= (P</text:span><text:span text:style-name="T24">pa </text:span><text:span text:style-name="T34">+ P</text:span><text:span text:style-name="T24">ckt</text:span><text:span text:style-name="T34">) / R</text:span><text:span text:style-name="T24">br</text:span></text:p>
      <text:p text:style-name="P47"/>
      <text:p text:style-name="P3">Now we have <text:span text:style-name="T145">discussed</text:span> in <text:span text:style-name="T145">the </text:span>next section <text:span text:style-name="T145">that includes</text:span> technique used in optimizing energy <text:span text:style-name="T145">consumption, working principles</text:span>, compar<text:span text:style-name="T145">ison of</text:span> the results and then the conclusion part.</text:p>
      <text:p text:style-name="P3"/>
      <text:p text:style-name="P4"><text:span text:style-name="T144">Used </text:span>Energy Optimizing Technique</text:p>
      <text:p text:style-name="P4"/>
      <text:p text:style-name="P48"><text:span text:style-name="T36"><text:tab/></text:span>We have used traffic adaptive medium access (TRAMA) protocol in optimizing energy consumption <text:span text:style-name="T147">of</text:span> MIMO system. <text:span text:style-name="T170">It uses traffic information of nodes and perform required action that other nodes have to take means state of nodes.</text:span> <text:span text:style-name="T146">TRAMA consists of mainly three components : Neighbor protocol (NP), Schedule exchange protocol (SEP) and Adaptive election algorithm (AEA). For data and signaling transmission TRAMA assumes time-slotted channel : (1) scheduled-access as transmission slots and (2) random-access as signaling slots. It is shown in following figure-</text:span></text:p>
      <text:p text:style-name="P48"><draw:frame text:anchor-type="paragraph" draw:z-index="243" draw:style-name="gr50" draw:text-style-name="P77" svg:width="1.6669in" svg:height="0.0969in" svg:x="0.7264in" svg:y="0.039in"><draw:text-box><text:p><text:span text:style-name="T179">|----------------Scheduled Access---------------------|</text:span></text:p></draw:text-box></draw:frame><draw:frame text:anchor-type="paragraph" draw:z-index="244" draw:style-name="gr51" draw:text-style-name="P77" svg:width="1.0043in" svg:height="0.1043in" svg:x="2.3929in" svg:y="0.039in"><draw:text-box><text:p><text:span text:style-name="T179">|-------Random Access--------|</text:span></text:p></draw:text-box></draw:frame></text:p>
      <text:p text:style-name="P48"><draw:rect text:anchor-type="paragraph" draw:z-index="2" draw:style-name="gr3" draw:text-style-name="P71" svg:width="0.2606in" svg:height="0.4067in" svg:x="-0.0217in" svg:y="0.0252in"><text:p/></draw:rect><draw:rect text:anchor-type="paragraph" draw:z-index="3" draw:style-name="gr4" draw:text-style-name="P71" svg:width="0.7921in" svg:height="0.4067in" svg:x="0.7181in" svg:y="0.0311in"><text:p/></draw:rect><draw:rect text:anchor-type="paragraph" draw:z-index="5" draw:style-name="gr4" draw:text-style-name="P71" svg:width="0.6878in" svg:height="0.4067in" svg:x="1.7181in" svg:y="0.0457in"><text:p/></draw:rect><draw:rect text:anchor-type="paragraph" draw:z-index="6" draw:style-name="gr3" draw:text-style-name="P71" svg:width="0.2606in" svg:height="0.4067in" svg:x="0.4575in" svg:y="0.0311in"><text:p/></draw:rect><draw:rect text:anchor-type="paragraph" draw:z-index="4" draw:style-name="gr5" draw:text-style-name="P71" svg:width="0.0732in" svg:height="0.4067in" svg:x="1.4366in" svg:y="0.0311in"><text:p/></draw:rect><draw:rect text:anchor-type="paragraph" draw:z-index="7" draw:style-name="gr5" draw:text-style-name="P71" svg:width="0.0732in" svg:height="0.4067in" svg:x="2.3327in" svg:y="0.0457in"><text:p/></draw:rect><draw:rect text:anchor-type="paragraph" draw:z-index="8" draw:style-name="gr3" draw:text-style-name="P71" svg:width="0.2606in" svg:height="0.4067in" svg:x="2.4055in" svg:y="0.0457in"><text:p/></draw:rect><draw:rect text:anchor-type="paragraph" draw:z-index="9" draw:style-name="gr3" draw:text-style-name="P71" svg:width="0.2606in" svg:height="0.4067in" svg:x="2.8846in" svg:y="0.05in"><text:p/></draw:rect><draw:rect text:anchor-type="paragraph" draw:z-index="10" draw:style-name="gr3" draw:text-style-name="P71" svg:width="0.2606in" svg:height="0.4067in" svg:x="3.1453in" svg:y="0.05in"><text:p/></draw:rect><draw:path text:anchor-type="paragraph" draw:z-index="63" draw:style-name="gr10" draw:text-style-name="P71" svg:width="0.4287in" svg:height="0.1587in" draw:transform="rotate (-1.14964837828867) translate (0.279149864459665in 0.0108360315473167in)" svg:viewBox="0 0 1090 404" svg:d="M0 41c211 102 395-154 610 23 118 98 245 576 431 194l49-62"><text:p/></draw:path><draw:path text:anchor-type="paragraph" draw:z-index="64" draw:style-name="gr10" draw:text-style-name="P71" svg:width="0.3969in" svg:height="0.1748in" draw:transform="rotate (-1.05836765840936) translate (0.324305555555542in 0.0173611111111086in)" svg:viewBox="0 0 1009 445" svg:d="M0 0c195 59 358 29 596 96 274 77 157 615 397 182l16 8"><text:p/></draw:path><draw:path text:anchor-type="paragraph" draw:z-index="65" draw:style-name="gr10" draw:text-style-name="P71" svg:width="0.3732in" svg:height="0.2394in" draw:transform="rotate (-0.840201501910071) translate (1.54216999740148in 0.0424157396924935in)" svg:viewBox="0 0 949 609" svg:d="M0 18c221-62 576 39 549 236-41 296 194 482 335 250l65-43"><text:p/></draw:path><draw:path text:anchor-type="paragraph" draw:z-index="66" draw:style-name="gr10" draw:text-style-name="P71" svg:width="0.3531in" svg:height="0.1917in" draw:transform="rotate (-0.907571211037052) translate (1.60747767403547in 0.0369964908668307in)" svg:viewBox="0 0 898 488" svg:d="M0 11c214-50 399 85 550 215l58 235 218 27 72-62"><text:p/></draw:path><draw:path text:anchor-type="paragraph" draw:z-index="67" draw:style-name="gr10" draw:text-style-name="P71" svg:width="0.402in" svg:height="0.1886in" draw:transform="rotate (-0.982794901798007) translate (2.69180517080576in 0.0462039628037271in)" svg:viewBox="0 0 1022 480" svg:d="M0 5c202 18 483-66 607 110 68 96 217 602 346 231l69-69"><text:p/></draw:path><draw:path text:anchor-type="paragraph" draw:z-index="68" draw:style-name="gr10" draw:text-style-name="P71" svg:width="0.4098in" svg:height="0.0594in" draw:transform="rotate (-1.3554226970988) translate (2.8104554969718in 0.0328903007346652in)" svg:viewBox="0 0 1042 152" svg:d="M0 80c212 80 379-140 593-64l170 115 189 21 90-58"><text:p/></draw:path></text:p>
      <text:p text:style-name="P48"/>
      <text:p text:style-name="P48"/>
      <text:p text:style-name="P7"><draw:rect text:anchor-type="paragraph" draw:z-index="11" draw:style-name="gr3" draw:text-style-name="P71" svg:width="0.2606in" svg:height="0.4067in" svg:x="1.422in" svg:y="0.1398in"><text:p/></draw:rect></text:p>
      <text:p text:style-name="P7"><draw:frame text:anchor-type="paragraph" draw:z-index="12" draw:style-name="gr6" draw:text-style-name="P74" svg:width="1.198in" svg:height="0.198in" svg:x="1.772in" svg:y="0.0547in"><draw:text-box><text:p><text:span text:style-name="T180">Signaling Slots</text:span></text:p></draw:text-box></draw:frame></text:p>
      <text:p text:style-name="P7"/>
      <text:p text:style-name="P7"><draw:rect text:anchor-type="paragraph" draw:z-index="13" draw:style-name="gr4" draw:text-style-name="P71" svg:width="0.2606in" svg:height="0.4067in" svg:x="1.4291in" svg:y="0.1319in"><text:p/></draw:rect></text:p>
      <text:p text:style-name="P7"><draw:frame text:anchor-type="paragraph" draw:z-index="14" draw:style-name="gr7" draw:text-style-name="P74" svg:width="1.1358in" svg:height="0.1461in" svg:x="1.7984in" svg:y="0.1102in"><draw:text-box><text:p><text:span text:style-name="T180">Transmission Slots</text:span></text:p></draw:text-box></draw:frame></text:p>
      <text:p text:style-name="P7"/>
      <text:p text:style-name="P8"><draw:rect text:anchor-type="paragraph" draw:z-index="15" draw:style-name="gr5" draw:text-style-name="P71" svg:width="0.2606in" svg:height="0.4067in" svg:x="1.4445in" svg:y="0.1256in"><text:p/></draw:rect><text:tab/><text:tab/><text:tab/><text:tab/></text:p>
      <text:p text:style-name="P8"><draw:frame text:anchor-type="paragraph" draw:z-index="16" draw:style-name="gr8" draw:text-style-name="P74" svg:width="0.9378in" svg:height="0.1878in" svg:x="1.8236in" svg:y="0.0811in"><draw:text-box><text:p><text:span text:style-name="T180">Switching Periods</text:span></text:p></draw:text-box></draw:frame></text:p>
      <text:p text:style-name="P8"/>
      <text:p text:style-name="P8"/>
      <text:p text:style-name="P15"><text:tab/><text:tab/>Figure <text:span text:style-name="T166">4</text:span> : Time-slot</text:p>
      <text:p text:style-name="P9"/>
      <text:p text:style-name="P7"><text:soft-page-break/><text:span text:style-name="T77"><text:tab/>During random-access period the new nodes can join the network. Its main characteristics is to allow node additions and deletions. </text:span><text:span text:style-name="T81">In order to send updates to neighboring nodes and <text:s/>receiving updates from them all nodes must be either in transmit state or in receiving state respectively. </text:span><text:span text:style-name="T82">During random-access period collision may occurs so for consistent neighborhood information its length should be 7*1.44*N (99% guarantee to be delivered). </text:span><text:span text:style-name="T132">This is verified from experts but it may be variable.</text:span><text:span text:style-name="T77"> </text:span><text:span text:style-name="T80">Scheduled-access period</text:span><text:span text:style-name="T79"> </text:span><text:span text:style-name="T80">is</text:span><text:span text:style-name="T79"> used</text:span><text:span text:style-name="T77"> </text:span><text:span text:style-name="T79">for </text:span><text:span text:style-name="T78">schedule propagation and collision free data exchange.</text:span><text:span text:style-name="T83">By exchanging small signaling packets, NP gather information during random-access period. </text:span><text:span text:style-name="T84">Signaling packets provide incremental neighborhood updates and connectivity between neighbors. </text:span><text:span text:style-name="T86">The format of signaling packet is shown here-</text:span></text:p>
      <text:p text:style-name="P10"/>
      <text:p text:style-name="P31"><draw:rect text:anchor-type="paragraph" draw:z-index="0" draw:style-name="gr1" draw:text-style-name="P72" svg:width="0.4016in" svg:height="0.4043in" svg:x="0.3283in" svg:y="0.0134in"><text:p text:style-name="P71"><text:span text:style-name="T179">Type</text:span></text:p></draw:rect><draw:rect text:anchor-type="paragraph" draw:z-index="57" draw:style-name="gr20" draw:text-style-name="P72" svg:width="0.4016in" svg:height="0.4043in" svg:x="0.7299in" svg:y="0.0134in"><text:p text:style-name="P71"><text:span text:style-name="T179">Source</text:span></text:p><text:p text:style-name="P71"><text:span text:style-name="T179">Address</text:span></text:p></draw:rect><draw:rect text:anchor-type="paragraph" draw:z-index="58" draw:style-name="gr20" draw:text-style-name="P72" svg:width="0.4016in" svg:height="0.4043in" svg:x="1.1311in" svg:y="0.0134in"><text:p text:style-name="P71"><text:span text:style-name="T179">Destination</text:span></text:p><text:p text:style-name="P71"><text:span text:style-name="T179">Address</text:span></text:p></draw:rect><draw:rect text:anchor-type="paragraph" draw:z-index="59" draw:style-name="gr21" draw:text-style-name="P72" svg:width="0.4016in" svg:height="0.4043in" svg:x="1.5327in" svg:y="0.0134in"><text:p text:style-name="P71"><text:span text:style-name="T179">Delete</text:span></text:p><text:p text:style-name="P71"><text:span text:style-name="T179">Num</text:span></text:p></draw:rect><draw:rect text:anchor-type="paragraph" draw:z-index="60" draw:style-name="gr20" draw:text-style-name="P72" svg:width="0.4016in" svg:height="0.4043in" svg:x="1.9339in" svg:y="0.0134in"><text:p text:style-name="P71"><text:span text:style-name="T179">Add</text:span></text:p><text:p text:style-name="P71"><text:span text:style-name="T179">Num</text:span></text:p></draw:rect><draw:rect text:anchor-type="paragraph" draw:z-index="61" draw:style-name="gr20" draw:text-style-name="P72" svg:width="0.4016in" svg:height="0.4043in" svg:x="2.3354in" svg:y="0.0134in"><text:p text:style-name="P71"><text:span text:style-name="T179">Deleted</text:span></text:p><text:p text:style-name="P71"><text:span text:style-name="T179">NodeID's</text:span></text:p></draw:rect><draw:rect text:anchor-type="paragraph" draw:z-index="62" draw:style-name="gr21" draw:text-style-name="P72" svg:width="0.4016in" svg:height="0.4043in" svg:x="2.7366in" svg:y="0.0134in"><text:p text:style-name="P71"><text:span text:style-name="T179">Added</text:span></text:p><text:p text:style-name="P71"><text:span text:style-name="T179">NodeID's</text:span></text:p></draw:rect></text:p>
      <text:p text:style-name="P10"/>
      <text:p text:style-name="P10"/>
      <text:p text:style-name="P11"><text:tab/><text:tab/><text:tab/><text:tab/><text:tab/></text:p>
      <text:p text:style-name="P16"><text:tab/><text:tab/>Figure <text:span text:style-name="T166">5</text:span> : Signal<text:span text:style-name="T171">ing Packet</text:span></text:p>
      <text:p text:style-name="P10"/>
      <text:p text:style-name="P12"><text:span text:style-name="T86">I</text:span><text:span text:style-name="T85">f for a certain period of time a node does not hear a neighbor it times out that neighbor. But updates are re-transmitted such that there is 0.99 probability of success. </text:span><text:span text:style-name="T88">SEP maintains and establishes traffic-based schedule information by the transmitter and <text:s/></text:span><text:span text:style-name="T89">the </text:span><text:span text:style-name="T88">receiver. </text:span><text:span text:style-name="T89">Schedule generation algorithm is given </text:span><text:span text:style-name="T90">as</text:span><text:span text:style-name="T89"> follow :</text:span></text:p>
      <text:p text:style-name="P18">1.<text:span text:style-name="T43"> </text:span><text:span text:style-name="T90">C</text:span><text:span text:style-name="T43">ompute the SCHEDULE INTERVAL</text:span></text:p>
      <text:p text:style-name="P18">2.<text:span text:style-name="T43"> </text:span><text:span text:style-name="T90">P</text:span><text:span text:style-name="T43">re-compute the number of slots in the interval [t, t + SCHEDULE INTERVAL] as winning slots</text:span></text:p>
      <text:p text:style-name="P18">3.<text:span text:style-name="T43"> </text:span><text:span text:style-name="T90">A</text:span><text:span text:style-name="T43">nnounce the intended receiver for these slots</text:span></text:p>
      <text:p text:style-name="P18">4.<text:span text:style-name="T43"> </text:span><text:span text:style-name="T90">I</text:span><text:span text:style-name="T43">f ( not enough packets to transmit )</text:span></text:p>
      <text:p text:style-name="P32"><text:tab/><text:span text:style-name="T162">G</text:span>ive-up the corresponding slots</text:p>
      <text:p text:style-name="P32"><text:tab/><text:span text:style-name="T162">L</text:span>et other nodes to transmit their data</text:p>
      <text:p text:style-name="P18">5.<text:span text:style-name="T43"> </text:span><text:span text:style-name="T90">U</text:span><text:span text:style-name="T43">se last winning slots to broadcast nodes schedule for next interval</text:span></text:p>
      <text:p text:style-name="P32"><text:tab/>Here SCHEDULE INTERVAL represents the number of slots for which the node can announce the schedule to its neighbor and winning slots have highest priority among its two-hop neighbors. <text:span text:style-name="T174">Before the actual transmission a node has to announce its schedule using SEP which announce its schedule using the following schedule-packet format :</text:span></text:p>
      <text:p text:style-name="P33"/>
      <text:p text:style-name="P33"><draw:rect text:anchor-type="paragraph" draw:z-index="17" draw:style-name="gr9" draw:text-style-name="P73" svg:width="0.3543in" svg:height="0.4378in" svg:x="0.7075in" svg:y="0.0071in"><text:p text:style-name="P71"><text:span text:style-name="T180">Time</text:span></text:p><text:p text:style-name="P71"><text:span text:style-name="T180">Out</text:span></text:p></draw:rect><draw:rect text:anchor-type="paragraph" draw:z-index="18" draw:style-name="gr9" draw:text-style-name="P73" svg:width="0.3543in" svg:height="0.4378in" svg:x="1.0618in" svg:y="0.0071in"><text:p text:style-name="P71"><text:span text:style-name="T180">Width</text:span></text:p></draw:rect><draw:rect text:anchor-type="paragraph" draw:z-index="19" draw:style-name="gr9" draw:text-style-name="P73" svg:width="0.3543in" svg:height="0.4378in" svg:x="1.4161in" svg:y="0.011in"><text:p text:style-name="P71"><text:span text:style-name="T180">Num</text:span></text:p><text:p text:style-name="P71"><text:span text:style-name="T180">Slots</text:span></text:p></draw:rect><draw:rect text:anchor-type="paragraph" draw:z-index="20" draw:style-name="gr9" draw:text-style-name="P73" svg:width="0.3543in" svg:height="0.4378in" svg:x="1.7701in" svg:y="0.011in"><text:p text:style-name="P71"><text:span text:style-name="T180">Bit</text:span></text:p><text:p text:style-name="P71"><text:span text:style-name="T180">maps</text:span></text:p></draw:rect><draw:rect text:anchor-type="paragraph" draw:z-index="21" draw:style-name="gr9" draw:text-style-name="P73" svg:width="0.3543in" svg:height="0.4378in" svg:x="2.1244in" svg:y="0.011in"><text:p text:style-name="P71"><text:span text:style-name="T180">----</text:span></text:p></draw:rect><draw:rect text:anchor-type="paragraph" draw:z-index="22" draw:style-name="gr9" draw:text-style-name="P73" svg:width="0.3543in" svg:height="0.4378in" svg:x="2.4783in" svg:y="0.011in"><text:p text:style-name="P71"><text:span text:style-name="T180">----</text:span></text:p></draw:rect><draw:rect text:anchor-type="paragraph" draw:z-index="46" draw:style-name="gr15" draw:text-style-name="P73" svg:width="0.3551in" svg:height="0.4386in" svg:x="0.3528in" svg:y="0.0063in"><text:p text:style-name="P71"><text:span text:style-name="T180">Source</text:span></text:p><text:p text:style-name="P71"><text:span text:style-name="T180">Addr</text:span></text:p></draw:rect></text:p>
      <text:p text:style-name="P33"/>
      <text:p text:style-name="P33"><draw:line text:anchor-type="paragraph" draw:z-index="23" draw:style-name="gr10" draw:text-style-name="P71" svg:x1="1.7701in" svg:y1="0.1291in" svg:x2="-0.0634in" svg:y2="0.9945in"><text:p/></draw:line><draw:line text:anchor-type="paragraph" draw:z-index="24" draw:style-name="gr10" draw:text-style-name="P71" svg:x1="2.8327in" svg:y1="0.1291in" svg:x2="3.3327in" svg:y2="0.9925in"><text:p/></draw:line><draw:frame text:anchor-type="paragraph" draw:z-index="47" draw:style-name="gr16" draw:text-style-name="P74" svg:width="0.2079in" svg:height="0.1295in" svg:x="0.3953in" svg:y="0.0654in"><draw:text-box><text:p><text:span text:style-name="T180">32</text:span></text:p></draw:text-box></draw:frame><draw:frame text:anchor-type="paragraph" draw:z-index="48" draw:style-name="gr17" draw:text-style-name="P74" svg:width="0.115in" svg:height="0.1295in" svg:x="0.7807in" svg:y="0.0654in"><draw:text-box><text:p><text:span text:style-name="T180">8</text:span></text:p></draw:text-box></draw:frame><draw:frame text:anchor-type="paragraph" draw:z-index="49" draw:style-name="gr18" draw:text-style-name="P74" svg:width="0.0941in" svg:height="0.1378in" svg:x="1.1453in" svg:y="0.0654in"><draw:text-box><text:p><text:span text:style-name="T180">8</text:span></text:p></draw:text-box></draw:frame><draw:frame text:anchor-type="paragraph" draw:z-index="50" draw:style-name="gr17" draw:text-style-name="P74" svg:width="0.063in" svg:height="0.1295in" svg:x="1.5307in" svg:y="0.0654in"><draw:text-box><text:p><text:span text:style-name="T180">8</text:span></text:p></draw:text-box></draw:frame></text:p>
      <text:p text:style-name="P33"/>
      <text:p text:style-name="P33"><draw:frame text:anchor-type="paragraph" draw:z-index="42" draw:style-name="gr12" draw:text-style-name="P74" svg:width="0.9276in" svg:height="0.1358in" svg:x="1.4161in" svg:y="0.178in"><draw:text-box><text:p><text:span text:style-name="T180">Bitmap (width=3)</text:span></text:p></draw:text-box></draw:frame></text:p>
      <text:p text:style-name="P13"/>
      <text:p text:style-name="P14"><text:tab/></text:p>
      <text:p text:style-name="P14"/>
      <text:p text:style-name="P14"><draw:rect text:anchor-type="paragraph" draw:z-index="25" draw:style-name="gr9" draw:text-style-name="P73" svg:width="0.1461in" svg:height="0.1878in" svg:x="-0.0634in" svg:y="0.0362in"><text:p text:style-name="P71"><text:span text:style-name="T180">1</text:span></text:p></draw:rect><draw:rect text:anchor-type="paragraph" draw:z-index="26" draw:style-name="gr9" draw:text-style-name="P73" svg:width="0.1461in" svg:height="0.1878in" svg:x="0.0827in" svg:y="0.0362in"><text:p text:style-name="P71"><text:span text:style-name="T180">0</text:span></text:p></draw:rect><draw:rect text:anchor-type="paragraph" draw:z-index="27" draw:style-name="gr9" draw:text-style-name="P73" svg:width="0.1461in" svg:height="0.1878in" svg:x="0.2283in" svg:y="0.0362in"><text:p text:style-name="P71"><text:span text:style-name="T180">1</text:span></text:p></draw:rect><draw:line text:anchor-type="paragraph" draw:z-index="30" draw:style-name="gr11" draw:text-style-name="P71" svg:x1="0.3638in" svg:y1="0.0362in" svg:x2="0.7803in" svg:y2="0.0362in"><text:p/></draw:line><draw:rect text:anchor-type="paragraph" draw:z-index="28" draw:style-name="gr9" draw:text-style-name="P73" svg:width="0.1461in" svg:height="0.1878in" svg:x="0.7807in" svg:y="0.0362in"><text:p text:style-name="P71"><text:span text:style-name="T180">0</text:span></text:p></draw:rect><draw:rect text:anchor-type="paragraph" draw:z-index="32" draw:style-name="gr9" draw:text-style-name="P73" svg:width="0.1461in" svg:height="0.1878in" svg:x="0.9264in" svg:y="0.0362in"><text:p text:style-name="P71"><text:span text:style-name="T180">1</text:span></text:p></draw:rect><draw:rect text:anchor-type="paragraph" draw:z-index="29" draw:style-name="gr9" draw:text-style-name="P73" svg:width="0.1461in" svg:height="0.1878in" svg:x="1.072in" svg:y="0.0362in"><text:p text:style-name="P71"><text:span text:style-name="T180">0</text:span></text:p></draw:rect><draw:rect text:anchor-type="paragraph" draw:z-index="33" draw:style-name="gr9" draw:text-style-name="P73" svg:width="0.1461in" svg:height="0.1878in" svg:x="1.2701in" svg:y="0.0362in"><text:p text:style-name="P71"><text:span text:style-name="T180">0</text:span></text:p></draw:rect><draw:rect text:anchor-type="paragraph" draw:z-index="34" draw:style-name="gr9" draw:text-style-name="P73" svg:width="0.1461in" svg:height="0.1878in" svg:x="1.4161in" svg:y="0.0362in"><text:p text:style-name="P71"><text:span text:style-name="T180">0</text:span></text:p></draw:rect><draw:rect text:anchor-type="paragraph" draw:z-index="38" draw:style-name="gr9" draw:text-style-name="P73" svg:width="0.1461in" svg:height="0.1878in" svg:x="2.3744in" svg:y="0.0362in"><text:p text:style-name="P71"><text:span text:style-name="T180">0</text:span></text:p></draw:rect><draw:rect text:anchor-type="paragraph" draw:z-index="37" draw:style-name="gr9" draw:text-style-name="P73" svg:width="0.1461in" svg:height="0.1878in" svg:x="2.5201in" svg:y="0.0362in"><text:p text:style-name="P71"><text:span text:style-name="T180">0</text:span></text:p></draw:rect><draw:rect text:anchor-type="paragraph" draw:z-index="45" draw:style-name="gr9" draw:text-style-name="P73" svg:width="0.1461in" svg:height="0.1878in" svg:x="2.6661in" svg:y="0.0362in"><text:p text:style-name="P71"><text:span text:style-name="T180">0</text:span></text:p></draw:rect><draw:rect text:anchor-type="paragraph" draw:z-index="41" draw:style-name="gr9" draw:text-style-name="P73" svg:width="0.1461in" svg:height="0.1878in" svg:x="2.8953in" svg:y="0.0339in"><text:p text:style-name="P71"><text:span text:style-name="T180">1</text:span></text:p></draw:rect><draw:rect text:anchor-type="paragraph" draw:z-index="39" draw:style-name="gr9" draw:text-style-name="P73" svg:width="0.1461in" svg:height="0.1878in" svg:x="3.0409in" svg:y="0.0339in"><text:p text:style-name="P71"><text:span text:style-name="T180">1</text:span></text:p></draw:rect><draw:rect text:anchor-type="paragraph" draw:z-index="40" draw:style-name="gr9" draw:text-style-name="P73" svg:width="0.1461in" svg:height="0.1878in" svg:x="3.1866in" svg:y="0.0339in"><text:p text:style-name="P71"><text:span text:style-name="T180">1</text:span></text:p></draw:rect><draw:rect text:anchor-type="paragraph" draw:z-index="69" draw:style-name="gr9" draw:text-style-name="P73" svg:width="0.1469in" svg:height="0.1886in" svg:x="1.5618in" svg:y="0.0362in"><text:p text:style-name="P71"><text:span text:style-name="T180">0</text:span></text:p></draw:rect><draw:line text:anchor-type="paragraph" draw:z-index="35" draw:style-name="gr11" draw:text-style-name="P71" svg:x1="1.7181in" svg:y1="0.0362in" svg:x2="2.3744in" svg:y2="0.0362in"><text:p/></draw:line></text:p>
      <text:p text:style-name="P14"><draw:line text:anchor-type="paragraph" draw:z-index="36" draw:style-name="gr11" draw:text-style-name="P71" svg:x1="1.739in" svg:y1="0.0598in" svg:x2="2.3744in" svg:y2="0.0642in"><text:p/></draw:line><draw:frame text:anchor-type="paragraph" draw:z-index="43" draw:style-name="gr13" draw:text-style-name="P74" svg:width="1.5315in" svg:height="0.1295in" svg:x="1.2909in" svg:y="0.1465in"><draw:text-box><text:p><text:span text:style-name="T180">|--------GiveUpSlots----------------|</text:span></text:p></draw:text-box></draw:frame><draw:frame text:anchor-type="paragraph" draw:z-index="44" draw:style-name="gr14" draw:text-style-name="P74" svg:width="0.4378in" svg:height="0.1295in" svg:x="2.9055in" svg:y="0.1154in"><draw:text-box><text:p><text:span text:style-name="T180">Reserved</text:span></text:p></draw:text-box></draw:frame><draw:line text:anchor-type="paragraph" draw:z-index="31" draw:style-name="gr11" draw:text-style-name="P71" svg:x1="0.7807in" svg:y1="0.0638in" svg:x2="0.3744in" svg:y2="0.0681in"><text:p/></draw:line></text:p>
      <text:p text:style-name="P14"/>
      <text:p text:style-name="P17"><text:tab/>Figure <text:span text:style-name="T166">6</text:span> : Schedule-packet format</text:p>
      <text:p text:style-name="P49"><text:span text:style-name="T87"><text:tab/>I</text:span><text:span text:style-name="T97">f we see the packet format, there is no receiver address because nodes use bitmap whose length is equal to the number of one-hop neighbors and each bit in bitmap corresponds to a particular receiver ordered by their identities. </text:span><text:span text:style-name="T98">Total number of receivers that can be supported depends on the size of data slots and the number of slots for which receivers are announced. </text:span><text:span text:style-name="T99">The advantage of using bitmap is that broadcasting and multicasting can be done easily. </text:span><text:span text:style-name="T100">To broadcast all bitmap bits are set to 1 </text:span><text:span text:style-name="T101">(one)</text:span><text:span text:style-name="T100"> and to multicast only those particular bits are set to 1 </text:span><text:span text:style-name="T101">(one)</text:span><text:span text:style-name="T100">. </text:span><text:span text:style-name="T101">The bitmap bits are set to 0 (zero) for vacant-slots </text:span><text:span text:style-name="T102">so that nodes in two-hop neighbors can use these </text:span><text:span text:style-name="T103">slots </text:span><text:span text:style-name="T133">to transmit their data</text:span><text:span text:style-name="T103">. </text:span><text:span text:style-name="T104">If it happens that after some slot all the winning slots go unused then it is called “</text:span><text:span text:style-name="T105">C</text:span><text:span text:style-name="T104">hange</text:span><text:span text:style-name="T105">O</text:span><text:span text:style-name="T104">ver slot” and it happens contiguously upto end but before the last winning </text:span><text:span text:style-name="T133">slot which is reserved for broadcasting its schedule,</text:span><text:span text:style-name="T104"> </text:span><text:span text:style-name="T106">and </text:span><text:span text:style-name="T133">it </text:span><text:span text:style-name="T106">also </text:span><text:span text:style-name="T107">maximizes the length of sleep periods. </text:span><text:span text:style-name="T108">In packet format source Addr is address of node announcing schedule, time-out is number of slots for which schedule is valid, <text:s/></text:span>width is the length of the neighbor bitmap and numSlots is the total number of winning slots. The last winning slot is always reserved for announcing the next schedule. </text:p>
      <text:p text:style-name="P53"><text:tab/>Every data packet carries a summary of node's schedule which help in minimizing the effect of packet loss in schedule dissemination. The data packet header is shown as follow :</text:p>
      <text:p text:style-name="P53"/>
      <text:p text:style-name="P53"><draw:rect text:anchor-type="paragraph" draw:z-index="1" draw:style-name="gr2" draw:text-style-name="P73" svg:width="0.4378in" svg:height="0.3657in" svg:x="0.2854in" svg:y="0.0272in"><text:p text:style-name="P71"><text:span text:style-name="T180">Type</text:span></text:p></draw:rect><draw:rect text:anchor-type="paragraph" draw:z-index="51" draw:style-name="gr19" draw:text-style-name="P73" svg:width="0.5524in" svg:height="0.3657in" svg:x="0.1709in" svg:y="0.0272in"><text:p text:style-name="P71"><text:span text:style-name="T180">Type</text:span></text:p></draw:rect><draw:rect text:anchor-type="paragraph" draw:z-index="52" draw:style-name="gr15" draw:text-style-name="P73" svg:width="0.5524in" svg:height="0.3657in" svg:x="0.7228in" svg:y="0.0272in"><text:p text:style-name="P71"><text:span text:style-name="T180">Source</text:span></text:p><text:p text:style-name="P71"><text:span text:style-name="T180">Address</text:span></text:p></draw:rect><draw:rect text:anchor-type="paragraph" draw:z-index="53" draw:style-name="gr15" draw:text-style-name="P73" svg:width="0.5524in" svg:height="0.3657in" svg:x="1.2752in" svg:y="0.0272in"><text:p text:style-name="P71"><text:span text:style-name="T180">Dest</text:span></text:p><text:p text:style-name="P71"><text:span text:style-name="T180">Address</text:span></text:p></draw:rect><draw:rect text:anchor-type="paragraph" draw:z-index="54" draw:style-name="gr15" draw:text-style-name="P73" svg:width="0.5524in" svg:height="0.3657in" svg:x="1.8272in" svg:y="0.0272in"><text:p text:style-name="P71"><text:span text:style-name="T180">TimeOut</text:span></text:p></draw:rect><draw:rect text:anchor-type="paragraph" draw:z-index="55" draw:style-name="gr15" draw:text-style-name="P73" svg:width="0.5524in" svg:height="0.3657in" svg:x="2.3791in" svg:y="0.0272in"><text:p text:style-name="P71"><text:span text:style-name="T180">NumSlots</text:span></text:p></draw:rect><draw:rect text:anchor-type="paragraph" draw:z-index="56" draw:style-name="gr15" draw:text-style-name="P73" svg:width="0.5524in" svg:height="0.3657in" svg:x="2.9311in" svg:y="0.0272in"><text:p text:style-name="P71"><text:span text:style-name="T180">Bitmap</text:span></text:p></draw:rect></text:p>
      <text:p text:style-name="P53"><text:tab/></text:p>
      <text:p text:style-name="P53"><text:tab/><text:tab/><text:tab/><text:tab/><text:tab/></text:p>
      <text:p text:style-name="P50"><text:tab/><text:tab/><text:span text:style-name="T149">Figure </text:span><text:span text:style-name="T156">7</text:span><text:span text:style-name="T149"> : Data </text:span><text:span text:style-name="T160">Packet</text:span></text:p>
      <text:p text:style-name="P50"/>
      <text:p text:style-name="P34"><text:tab/>The size of bitmap is equal to NumSlots and indicates that node is transmitting or giving up the slots. <text:span text:style-name="T161">To ensure consistency across one-hop neighborhood, nodes are not allowed to change the schedule before schedule time-out expires. During the ChangeOver slot all nodes have to listen to synchronize their schedule because unsyncronization may occurs only until the ChangeOver slot.</text:span></text:p>
      <text:p text:style-name="P51"><text:span text:style-name="T91"><text:tab/></text:span><text:span text:style-name="T92">The nodes can be in any one of states i.e. transmit state, receive state or sleep state. Each node runs AEA to know its state by information of two-hop neighborhood nodes and schedule announced by one-hop neighboring nodes. A node can be in transmit state if : (a) it has data to send, and (b) it has highest priority among its two-hop neighboring nodes.</text:span><text:span text:style-name="T93">The priority of nodes are calculated using MD5 hash</text:span><text:span text:style-name="T92"> </text:span><text:span text:style-name="T96">based on concatenation of node x identity and time-slot </text:span><text:span text:style-name="T133">t </text:span><text:span text:style-name="T92">:</text:span></text:p>
      <text:p text:style-name="P52"><text:span text:style-name="T92"><text:tab/><text:tab/><text:tab/><text:tab/><text:tab/><text:tab/></text:span><text:span text:style-name="T93">priority(</text:span><text:span text:style-name="T95">x</text:span><text:span text:style-name="T93">, t) = MD5(</text:span><text:span text:style-name="T95">x</text:span><text:span text:style-name="T93"> </text:span><text:span text:style-name="T42">⊕</text:span><text:span text:style-name="T94"> </text:span><text:span text:style-name="T93">t)</text:span></text:p>
      <text:p text:style-name="P35"/>
      <text:p text:style-name="P70"><text:span text:style-name="T92"><text:tab/>If the node is not a transmitter then it will consult schedules sent out by one-hop neighboring nodes to decide its receive state </text:span><text:span text:style-name="T133">or sleep state</text:span><text:span text:style-name="T92">. The nodes can switch to sleep mode if the transmitter has no traffic </text:span><text:span text:style-name="T133">forwarded</text:span><text:span text:style-name="T92"> to them during the current time-slot. The state </text:span></text:p>
      <text:p text:style-name="P39"><text:soft-page-break/><text:span text:style-name="T158">Co-operative MIMO comm</text:span><text:span text:style-name="T157">unication</text:span></text:p>
      <text:p text:style-name="P22"><text:tab/></text:p>
      <text:p text:style-name="P22"><draw:frame text:anchor-type="paragraph" draw:z-index="242" draw:style-name="gr49" draw:text-style-name="P77" svg:width="0.2087in" svg:height="0.0969in" svg:x="1.3465in" svg:y="0.1063in"><draw:text-box><text:p><text:span text:style-name="T179">node</text:span></text:p></draw:text-box></draw:frame></text:p>
      <text:p text:style-name="P22"><draw:ellipse text:anchor-type="paragraph" draw:z-index="160" draw:style-name="gr23" draw:text-style-name="P71" svg:width="1.5476in" svg:height="1.4732in" svg:x="-0.0744in" svg:y="0.0638in"><text:p/></draw:ellipse><draw:ellipse text:anchor-type="paragraph" draw:z-index="163" draw:style-name="gr23" draw:text-style-name="P71" svg:width="1.5476in" svg:height="1.4732in" svg:x="1.5547in" svg:y="0.0311in"><text:p/></draw:ellipse><draw:ellipse text:anchor-type="paragraph" draw:z-index="201" draw:style-name="gr23" draw:text-style-name="P71" svg:width="0.1787in" svg:height="0.1567in" svg:x="1.3764in" svg:y="0.0638in"><text:p/></draw:ellipse></text:p>
      <text:p text:style-name="P22"><draw:ellipse text:anchor-type="paragraph" draw:z-index="181" draw:style-name="gr23" draw:text-style-name="P71" svg:width="0.1787in" svg:height="0.1567in" svg:x="1.0484in" svg:y="0.1516in"><text:p/></draw:ellipse><draw:ellipse text:anchor-type="paragraph" draw:z-index="186" draw:style-name="gr23" draw:text-style-name="P71" svg:width="0.1787in" svg:height="0.1567in" svg:x="0.7728in" svg:y="0.0228in"><text:p/></draw:ellipse><draw:ellipse text:anchor-type="paragraph" draw:z-index="187" draw:style-name="gr23" draw:text-style-name="P71" svg:width="0.1787in" svg:height="0.1567in" svg:x="0.461in" svg:y="0.0291in"><text:p/></draw:ellipse><draw:ellipse text:anchor-type="paragraph" draw:z-index="222" draw:style-name="gr23" draw:text-style-name="P71" svg:width="0.1787in" svg:height="0.1567in" svg:x="2.0236in" svg:y="0.0189in"><text:p/></draw:ellipse><draw:frame text:anchor-type="paragraph" draw:z-index="234" draw:style-name="gr44" draw:text-style-name="P77" svg:width="0.4248in" svg:height="0.1925in" svg:x="2.4181in" svg:y="0.1591in"><draw:text-box><text:p><text:span text:style-name="T179">Destination</text:span></text:p><text:p><text:span text:style-name="T179">Node</text:span></text:p></draw:text-box></draw:frame></text:p>
      <text:p text:style-name="P22"><draw:ellipse text:anchor-type="paragraph" draw:z-index="161" draw:style-name="gr23" draw:text-style-name="P71" svg:width="0.8335in" svg:height="0.7669in" svg:x="0.3047in" svg:y="0.0937in"><text:p/></draw:ellipse><draw:ellipse text:anchor-type="paragraph" draw:z-index="185" draw:style-name="gr23" draw:text-style-name="P71" svg:width="0.1787in" svg:height="0.1567in" svg:x="0.1709in" svg:y="0.0429in"><text:p/></draw:ellipse><draw:ellipse text:anchor-type="paragraph" draw:z-index="218" draw:style-name="gr43" draw:text-style-name="P71" svg:width="0.1787in" svg:height="0.1567in" svg:x="2.3362in" svg:y="0.1528in"><text:p/></draw:ellipse></text:p>
      <text:p text:style-name="P22"><draw:ellipse text:anchor-type="paragraph" draw:z-index="174" draw:style-name="gr23" draw:text-style-name="P71" svg:width="0.1787in" svg:height="0.1567in" svg:x="0.5055in" svg:y="0.0346in"><text:p/></draw:ellipse><draw:ellipse text:anchor-type="paragraph" draw:z-index="175" draw:style-name="gr23" draw:text-style-name="P71" svg:width="0.1787in" svg:height="0.1567in" svg:x="0.7437in" svg:y="0.0307in"><text:p/></draw:ellipse><draw:ellipse text:anchor-type="paragraph" draw:z-index="180" draw:style-name="gr23" draw:text-style-name="P71" svg:width="0.1787in" svg:height="0.1567in" svg:x="1.1902in" svg:y="0.1028in"><text:p/></draw:ellipse><draw:ellipse text:anchor-type="paragraph" draw:z-index="217" draw:style-name="gr23" draw:text-style-name="P71" svg:width="0.1787in" svg:height="0.1567in" svg:x="1.7854in" svg:y="0.048in"><text:p/></draw:ellipse><draw:custom-shape text:anchor-type="paragraph" draw:z-index="241" draw:style-name="gr47" draw:text-style-name="P71" svg:width="1.2941in" svg:height="0.3248in" draw:transform="rotate (0.785398163397448) translate (1.40763888888889in 0.946527777777778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2"><draw:ellipse text:anchor-type="paragraph" draw:z-index="162" draw:style-name="gr41" draw:text-style-name="P79" svg:width="0.1787in" svg:height="0.1567in" svg:x="0.6472in" svg:y="0.0799in"><text:p text:style-name="P71"><text:span text:style-name="T183">a</text:span></text:p></draw:ellipse><draw:ellipse text:anchor-type="paragraph" draw:z-index="164" draw:style-name="gr23" draw:text-style-name="P71" svg:width="0.1787in" svg:height="0.1567in" svg:x="2.6555in" svg:y="0.0146in"><text:p/></draw:ellipse><draw:ellipse text:anchor-type="paragraph" draw:z-index="173" draw:style-name="gr23" draw:text-style-name="P71" svg:width="0.1787in" svg:height="0.1567in" svg:x="0.3866in" svg:y="0.072in"><text:p/></draw:ellipse><draw:ellipse text:anchor-type="paragraph" draw:z-index="176" draw:style-name="gr23" draw:text-style-name="P71" svg:width="0.1787in" svg:height="0.1567in" svg:x="0.8992in" svg:y="0.0602in"><text:p/></draw:ellipse><draw:ellipse text:anchor-type="paragraph" draw:z-index="184" draw:style-name="gr23" draw:text-style-name="P71" svg:width="0.1787in" svg:height="0.1567in" svg:x="0.0591in" svg:y="0.0252in"><text:p/></draw:ellipse><draw:custom-shape text:anchor-type="paragraph" draw:z-index="240" draw:style-name="gr47" draw:text-style-name="P71" svg:width="1.0961in" svg:height="0.2906in" draw:transform="rotate (-0.855211333477222) translate (0.932638888888889in 0.0368055555555556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2"><draw:ellipse text:anchor-type="paragraph" draw:z-index="171" draw:style-name="gr23" draw:text-style-name="P71" svg:width="0.1787in" svg:height="0.1567in" svg:x="0.7882in" svg:y="0.1272in"><text:p/></draw:ellipse><draw:ellipse text:anchor-type="paragraph" draw:z-index="172" draw:style-name="gr23" draw:text-style-name="P71" svg:width="0.1787in" svg:height="0.1567in" svg:x="0.5425in" svg:y="0.1354in"><text:p/></draw:ellipse><draw:ellipse text:anchor-type="paragraph" draw:z-index="179" draw:style-name="gr23" draw:text-style-name="P71" svg:width="0.1787in" svg:height="0.1567in" svg:x="1.1756in" svg:y="0.089in"><text:p/></draw:ellipse><draw:ellipse text:anchor-type="paragraph" draw:z-index="183" draw:style-name="gr23" draw:text-style-name="P71" svg:width="0.1787in" svg:height="0.1567in" svg:x="0.0736in" svg:y="0.1366in"><text:p/></draw:ellipse><draw:ellipse text:anchor-type="paragraph" draw:z-index="220" draw:style-name="gr23" draw:text-style-name="P71" svg:width="0.1787in" svg:height="0.1567in" svg:x="2.4327in" svg:y="0.0409in"><text:p/></draw:ellipse><draw:ellipse text:anchor-type="paragraph" draw:z-index="219" draw:style-name="gr23" draw:text-style-name="P71" svg:width="0.1787in" svg:height="0.1567in" svg:x="2.1126in" svg:y="0.1346in"><text:p/></draw:ellipse></text:p>
      <text:p text:style-name="P22"/>
      <text:p text:style-name="P22"><draw:ellipse text:anchor-type="paragraph" draw:z-index="178" draw:style-name="gr23" draw:text-style-name="P71" svg:width="0.1787in" svg:height="0.1567in" svg:x="0.9217in" svg:y="0.0618in"><text:p/></draw:ellipse><draw:ellipse text:anchor-type="paragraph" draw:z-index="182" draw:style-name="gr23" draw:text-style-name="P71" svg:width="0.1787in" svg:height="0.1567in" svg:x="0.2528in" svg:y="0.0618in"><text:p/></draw:ellipse><draw:ellipse text:anchor-type="paragraph" draw:z-index="203" draw:style-name="gr23" draw:text-style-name="P71" svg:width="0.1787in" svg:height="0.1567in" svg:x="3.0134in" svg:y="0.1134in"><text:p/></draw:ellipse><draw:ellipse text:anchor-type="paragraph" draw:z-index="221" draw:style-name="gr23" draw:text-style-name="P71" svg:width="0.1787in" svg:height="0.1567in" svg:x="2.2165in" svg:y="0.0681in"><text:p/></draw:ellipse></text:p>
      <text:p text:style-name="P22"><draw:ellipse text:anchor-type="paragraph" draw:z-index="177" draw:style-name="gr23" draw:text-style-name="P71" svg:width="0.1787in" svg:height="0.1567in" svg:x="0.5799in" svg:y="0.0028in"><text:p/></draw:ellipse><draw:frame text:anchor-type="paragraph" draw:z-index="235" draw:style-name="gr45" draw:text-style-name="P77" svg:width="0.4098in" svg:height="0.0969in" svg:x="1.2866in" svg:y="0.098in"><draw:text-box><text:p><text:span text:style-name="T179">Relay Node</text:span></text:p></draw:text-box></draw:frame></text:p>
      <text:p text:style-name="P22"><draw:ellipse text:anchor-type="paragraph" draw:z-index="188" draw:style-name="gr42" draw:text-style-name="P71" svg:width="0.1787in" svg:height="0.1567in" svg:x="1.4728in" svg:y="0.0992in"><text:p/></draw:ellipse><draw:ellipse text:anchor-type="paragraph" draw:z-index="195" draw:style-name="gr23" draw:text-style-name="P71" svg:width="0.1787in" svg:height="0.1567in" svg:x="0.8626in" svg:y="0.1472in"><text:p/></draw:ellipse><draw:ellipse text:anchor-type="paragraph" draw:z-index="202" draw:style-name="gr23" draw:text-style-name="P71" svg:width="0.1787in" svg:height="0.1567in" svg:x="2.7673in" svg:y="0.0665in"><text:p/></draw:ellipse><draw:custom-shape text:anchor-type="paragraph" draw:z-index="238" draw:style-name="gr47" draw:text-style-name="P71" svg:width="1.0961in" svg:height="0.2906in" draw:transform="rotate (0.785398163397448) translate (0.671527777777778in 0.874305555555555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39" draw:style-name="gr48" draw:text-style-name="P71" svg:width="1.1906in" svg:height="0.2906in" draw:transform="rotate (2.26892802759263) translate (2.27986111111111in 1.13958333333333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22"><draw:ellipse text:anchor-type="paragraph" draw:z-index="168" draw:style-name="gr23" draw:text-style-name="P71" svg:width="1.5476in" svg:height="1.4732in" svg:x="1.689in" svg:y="0.1563in"><text:p/></draw:ellipse><draw:ellipse text:anchor-type="paragraph" draw:z-index="190" draw:style-name="gr23" draw:text-style-name="P71" svg:width="0.1787in" svg:height="0.1567in" svg:x="0.0075in" svg:y="0.0189in"><text:p/></draw:ellipse><draw:ellipse text:anchor-type="paragraph" draw:z-index="191" draw:style-name="gr23" draw:text-style-name="P71" svg:width="0.1787in" svg:height="0.1567in" svg:x="0.3492in" svg:y="0.0189in"><text:p/></draw:ellipse><draw:ellipse text:anchor-type="paragraph" draw:z-index="198" draw:style-name="gr23" draw:text-style-name="P71" svg:width="0.1787in" svg:height="0.1567in" svg:x="1.9339in" svg:y="0in"><text:p/></draw:ellipse><draw:ellipse text:anchor-type="paragraph" draw:z-index="207" draw:style-name="gr23" draw:text-style-name="P71" svg:width="0.1787in" svg:height="0.1567in" svg:x="3.0575in" svg:y="0.0811in"><text:p/></draw:ellipse></text:p>
      <text:p text:style-name="P22"><draw:ellipse text:anchor-type="paragraph" draw:z-index="165" draw:style-name="gr23" draw:text-style-name="P71" svg:width="1.5476in" svg:height="1.4732in" svg:x="0.0075in" svg:y="0.0154in"><text:p/></draw:ellipse><draw:ellipse text:anchor-type="paragraph" draw:z-index="192" draw:style-name="gr23" draw:text-style-name="P71" svg:width="0.1787in" svg:height="0.1567in" svg:x="1.4283in" svg:y="0.0917in"><text:p/></draw:ellipse><draw:ellipse text:anchor-type="paragraph" draw:z-index="209" draw:style-name="gr23" draw:text-style-name="P71" svg:width="0.1787in" svg:height="0.1567in" svg:x="0.6398in" svg:y="0.1547in"><text:p/></draw:ellipse><draw:ellipse text:anchor-type="paragraph" draw:z-index="193" draw:style-name="gr23" draw:text-style-name="P71" svg:width="0.1787in" svg:height="0.1567in" svg:x="2.5154in" svg:y="0.1071in"><text:p/></draw:ellipse><draw:frame text:anchor-type="paragraph" draw:z-index="236" draw:style-name="gr30" draw:text-style-name="P77" svg:width="0.3571in" svg:height="0.1925in" svg:x="-0.1783in" svg:y="0.1398in"><draw:text-box><text:p><text:span text:style-name="T179">Two-hop</text:span></text:p><text:p><text:span text:style-name="T179">boundary</text:span></text:p></draw:text-box></draw:frame></text:p>
      <text:p text:style-name="P22"><draw:ellipse text:anchor-type="paragraph" draw:z-index="208" draw:style-name="gr23" draw:text-style-name="P71" svg:width="0.1787in" svg:height="0.1567in" svg:x="0.35in" svg:y="0.0846in"><text:p/></draw:ellipse><draw:ellipse text:anchor-type="paragraph" draw:z-index="210" draw:style-name="gr23" draw:text-style-name="P71" svg:width="0.1787in" svg:height="0.1567in" svg:x="0.9744in" svg:y="0.0291in"><text:p/></draw:ellipse><draw:ellipse text:anchor-type="paragraph" draw:z-index="223" draw:style-name="gr23" draw:text-style-name="P71" svg:width="0.1787in" svg:height="0.1567in" svg:x="2.1047in" svg:y="0.0417in"><text:p/></draw:ellipse></text:p>
      <text:p text:style-name="P22"><draw:ellipse text:anchor-type="paragraph" draw:z-index="166" draw:style-name="gr23" draw:text-style-name="P71" svg:width="0.8335in" svg:height="0.7669in" svg:x="0.35in" svg:y="0.0811in"><text:p/></draw:ellipse><draw:ellipse text:anchor-type="paragraph" draw:z-index="169" draw:style-name="gr23" draw:text-style-name="P71" svg:width="0.8335in" svg:height="0.7669in" svg:x="2.0602in" svg:y="0.0382in"><text:p/></draw:ellipse><draw:ellipse text:anchor-type="paragraph" draw:z-index="194" draw:style-name="gr23" draw:text-style-name="P71" svg:width="0.1787in" svg:height="0.1567in" svg:x="0.789in" svg:y="0.152in"><text:p/></draw:ellipse><draw:ellipse text:anchor-type="paragraph" draw:z-index="211" draw:style-name="gr23" draw:text-style-name="P71" svg:width="0.1787in" svg:height="0.1567in" svg:x="1.2425in" svg:y="0.1075in"><text:p/></draw:ellipse><draw:ellipse text:anchor-type="paragraph" draw:z-index="224" draw:style-name="gr23" draw:text-style-name="P71" svg:width="0.1787in" svg:height="0.1567in" svg:x="1.7929in" svg:y="0.148in"><text:p/></draw:ellipse><draw:ellipse text:anchor-type="paragraph" draw:z-index="229" draw:style-name="gr23" draw:text-style-name="P71" svg:width="0.1787in" svg:height="0.1567in" svg:x="2.8937in" svg:y="0.0382in"><text:p/></draw:ellipse><draw:ellipse text:anchor-type="paragraph" draw:z-index="231" draw:style-name="gr23" draw:text-style-name="P71" svg:width="0.1787in" svg:height="0.1567in" svg:x="2.2244in" svg:y="0.1535in"><text:p/></draw:ellipse></text:p>
      <text:p text:style-name="P22"><draw:ellipse text:anchor-type="paragraph" draw:z-index="196" draw:style-name="gr23" draw:text-style-name="P71" svg:width="0.1787in" svg:height="0.1567in" svg:x="0.5055in" svg:y="0.0543in"><text:p/></draw:ellipse><draw:ellipse text:anchor-type="paragraph" draw:z-index="213" draw:style-name="gr23" draw:text-style-name="P71" svg:width="0.1787in" svg:height="0.1567in" svg:x="0.0965in" svg:y="0.0736in"><text:p/></draw:ellipse><draw:ellipse text:anchor-type="paragraph" draw:z-index="230" draw:style-name="gr23" draw:text-style-name="P71" svg:width="0.1787in" svg:height="0.1567in" svg:x="2.6063in" svg:y="0.098in"><text:p/></draw:ellipse></text:p>
      <text:p text:style-name="P22"><draw:ellipse text:anchor-type="paragraph" draw:z-index="167" draw:style-name="gr41" draw:text-style-name="P79" svg:width="0.1787in" svg:height="0.1567in" svg:x="0.6839in" svg:y="0.0508in"><text:p text:style-name="P71"><text:span text:style-name="T183">b</text:span></text:p></draw:ellipse><draw:ellipse text:anchor-type="paragraph" draw:z-index="170" draw:style-name="gr41" draw:text-style-name="P79" svg:width="0.1787in" svg:height="0.1567in" svg:x="2.3957in" svg:y="0.0252in"><text:p text:style-name="P71"><text:span text:style-name="T183">c</text:span></text:p></draw:ellipse><draw:ellipse text:anchor-type="paragraph" draw:z-index="197" draw:style-name="gr23" draw:text-style-name="P71" svg:width="0.1787in" svg:height="0.1567in" svg:x="0.9598in" svg:y="0.0555in"><text:p/></draw:ellipse><draw:ellipse text:anchor-type="paragraph" draw:z-index="200" draw:style-name="gr23" draw:text-style-name="P71" svg:width="0.1787in" svg:height="0.1567in" svg:x="0.4016in" svg:y="0.0929in"><text:p/></draw:ellipse><draw:ellipse text:anchor-type="paragraph" draw:z-index="228" draw:style-name="gr23" draw:text-style-name="P71" svg:width="0.1787in" svg:height="0.1567in" svg:x="2.9457in" svg:y="0.139in"><text:p/></draw:ellipse><draw:ellipse text:anchor-type="paragraph" draw:z-index="233" draw:style-name="gr23" draw:text-style-name="P71" svg:width="0.1787in" svg:height="0.1567in" svg:x="2.1799in" svg:y="0.15in"><text:p/></draw:ellipse><draw:frame text:anchor-type="paragraph" draw:z-index="237" draw:style-name="gr46" draw:text-style-name="P77" svg:width="0.3358in" svg:height="0.1925in" svg:x="0.0661in" svg:y="0.1181in"><draw:text-box><text:p><text:span text:style-name="T179">One-hop</text:span></text:p><text:p><text:span text:style-name="T179">boundary</text:span></text:p></draw:text-box></draw:frame></text:p>
      <text:p text:style-name="P22"><draw:ellipse text:anchor-type="paragraph" draw:z-index="189" draw:style-name="gr23" draw:text-style-name="P71" svg:width="0.1787in" svg:height="0.1567in" svg:x="0.7953in" svg:y="0.0957in"><text:p/></draw:ellipse><draw:ellipse text:anchor-type="paragraph" draw:z-index="199" draw:style-name="gr23" draw:text-style-name="P71" svg:width="0.1787in" svg:height="0.1567in" svg:x="0.5346in" svg:y="0.0898in"><text:p/></draw:ellipse><draw:ellipse text:anchor-type="paragraph" draw:z-index="212" draw:style-name="gr23" draw:text-style-name="P71" svg:width="0.1787in" svg:height="0.1567in" svg:x="1.2492in" svg:y="0.0181in"><text:p/></draw:ellipse><draw:ellipse text:anchor-type="paragraph" draw:z-index="225" draw:style-name="gr23" draw:text-style-name="P71" svg:width="0.1787in" svg:height="0.1567in" svg:x="1.8819in" svg:y="0.0811in"><text:p/></draw:ellipse><draw:ellipse text:anchor-type="paragraph" draw:z-index="232" draw:style-name="gr23" draw:text-style-name="P71" svg:width="0.1787in" svg:height="0.1567in" svg:x="2.502in" svg:y="0.0902in"><text:p/></draw:ellipse></text:p>
      <text:p text:style-name="P22"><draw:ellipse text:anchor-type="paragraph" draw:z-index="214" draw:style-name="gr23" draw:text-style-name="P71" svg:width="0.1787in" svg:height="0.1567in" svg:x="0.1409in" svg:y="0.022in"><text:p/></draw:ellipse><draw:ellipse text:anchor-type="paragraph" draw:z-index="216" draw:style-name="gr23" draw:text-style-name="P71" svg:width="0.1787in" svg:height="0.1567in" svg:x="1.1307in" svg:y="0.1354in"><text:p/></draw:ellipse></text:p>
      <text:p text:style-name="P22"><draw:ellipse text:anchor-type="paragraph" draw:z-index="204" draw:style-name="gr23" draw:text-style-name="P71" svg:width="0.1787in" svg:height="0.1567in" svg:x="1.5547in" svg:y="0.0161in"><text:p/></draw:ellipse><draw:ellipse text:anchor-type="paragraph" draw:z-index="215" draw:style-name="gr23" draw:text-style-name="P71" svg:width="0.1787in" svg:height="0.1567in" svg:x="0.4465in" svg:y="0.1047in"><text:p/></draw:ellipse><draw:ellipse text:anchor-type="paragraph" draw:z-index="206" draw:style-name="gr23" draw:text-style-name="P71" svg:width="0.1787in" svg:height="0.1567in" svg:x="0.8402in" svg:y="0.098in"><text:p/></draw:ellipse><draw:ellipse text:anchor-type="paragraph" draw:z-index="226" draw:style-name="gr23" draw:text-style-name="P71" svg:width="0.1787in" svg:height="0.1567in" svg:x="2.2465in" svg:y="0.0602in"><text:p/></draw:ellipse><draw:ellipse text:anchor-type="paragraph" draw:z-index="227" draw:style-name="gr23" draw:text-style-name="P71" svg:width="0.1787in" svg:height="0.1567in" svg:x="2.6783in" svg:y="0.0063in"><text:p/></draw:ellipse></text:p>
      <text:p text:style-name="P22"/>
      <text:p text:style-name="P22"><draw:ellipse text:anchor-type="paragraph" draw:z-index="205" draw:style-name="gr23" draw:text-style-name="P71" svg:width="0.1787in" svg:height="0.1567in" svg:x="1.7854in" svg:y="0.0319in"><text:p/></draw:ellipse></text:p>
      <text:p text:style-name="P22"/>
      <text:p text:style-name="P22"/>
      <text:p text:style-name="P26"><text:tab/>Figure 9 : Co-operative MIMO</text:p>
      <text:p text:style-name="P22"/>
      <text:p text:style-name="P22"><text:tab/><text:span text:style-name="T122">In co-operative MIMO the nodes perform co-opration to transmit the data. The nodes that have data to send, first they transmit their data to relay nodes depending upon the position of destination node and then relay node can forward to other releay node </text:span><text:span text:style-name="T131">or</text:span><text:span text:style-name="T122"> finally to the destination node. Here the transmitter</text:span><text:span text:style-name="T130">s</text:span><text:span text:style-name="T122"> </text:span><text:span text:style-name="T130">are </text:span><text:span text:style-name="T122"><text:s/>selected </text:span><text:span text:style-name="T130">according to</text:span><text:span text:style-name="T122"> TRAMA </text:span><text:span text:style-name="T130">among its two-hop neighborhood that have data to transmit. </text:span><text:span text:style-name="T131">Algorithm for transmitter selection</text:span><text:span text:style-name="T122"> has been </text:span><text:span text:style-name="T131">already</text:span><text:span text:style-name="T122"> discussed </text:span><text:span text:style-name="T130">under</text:span><text:span text:style-name="T122"> MIMO section. </text:span><text:span text:style-name="T123">The transmitter nodes send their data by co-operating the other nodes which saves a lot of energy compared to direct transmission of data from source node to destination node. </text:span><text:span text:style-name="T130">Now</text:span><text:span text:style-name="T123"> </text:span><text:span text:style-name="T124">algorithm </text:span><text:span text:style-name="T130">details of co-operative MIMO transmission</text:span><text:span text:style-name="T124"> is given as follow :</text:span></text:p>
      <text:p text:style-name="P40"><text:tab/>Let M<text:span text:style-name="T2">t </text:span><text:span text:style-name="T8">is the number of transmitters selected to transmit the data </text:span><text:span text:style-name="T15">at any particular time-slot</text:span><text:span text:style-name="T8">, R</text:span><text:span text:style-name="T2">n </text:span><text:span text:style-name="T8">is </text:span><text:span text:style-name="T15">the </text:span><text:span text:style-name="T8">releay node, and D</text:span><text:span text:style-name="T2">n </text:span><text:span text:style-name="T8">is the destination node </text:span><text:span text:style-name="T15">then</text:span></text:p>
      <text:p text:style-name="P23">1. <text:span text:style-name="T43">Begin</text:span></text:p>
      <text:p text:style-name="P23">2. <text:span text:style-name="T43">Select all the transmitters M</text:span><text:span text:style-name="T6">t</text:span><text:span text:style-name="T43"> using TRAMA</text:span></text:p>
      <text:p text:style-name="P27">3. <text:span text:style-name="T43">Select a relay node </text:span><text:span text:style-name="T13">R</text:span><text:span text:style-name="T6">n </text:span><text:span text:style-name="T13">arbitrarily</text:span></text:p>
      <text:p text:style-name="P23">3. <text:span text:style-name="T43">PAR for ( i=0 ; i&lt;M</text:span><text:span text:style-name="T6">t <text:s/></text:span><text:span text:style-name="T13">; i++ </text:span><text:span text:style-name="T43">)</text:span></text:p>
      <text:p text:style-name="P23">4. <text:tab/><text:span text:style-name="T43">M</text:span><text:span text:style-name="T6">t </text:span><text:span text:style-name="T13">.sendData( )</text:span></text:p>
      <text:p text:style-name="P23"><text:span text:style-name="T8">5. <text:tab/></text:span><text:span text:style-name="T13">R</text:span><text:span text:style-name="T6">n</text:span><text:span text:style-name="T13">.collectData( )</text:span></text:p>
      <text:p text:style-name="P23">7. <text:span text:style-name="T129">while</text:span><text:span text:style-name="T43">( R</text:span><text:span text:style-name="T6">n </text:span><text:span text:style-name="T13">!= D</text:span><text:span text:style-name="T6">n</text:span><text:span text:style-name="T43"> )</text:span></text:p>
      <text:p text:style-name="P24"><text:span text:style-name="T169">8.</text:span><text:span text:style-name="T43"><text:tab/></text:span><text:span text:style-name="T130">Again s</text:span><text:span text:style-name="T129">elect a relay node </text:span><text:span text:style-name="T14">R</text:span><text:span text:style-name="T7">n </text:span><text:span text:style-name="T14">arbitrarily</text:span></text:p>
      <text:p text:style-name="P40"><text:span text:style-name="T159">9.</text:span><text:tab/>Forward the data to <text:span text:style-name="T168">that</text:span> relay node</text:p>
      <text:p text:style-name="P23"><text:span text:style-name="T169">10</text:span>. <text:span text:style-name="T43">Stop.</text:span></text:p>
      <text:p text:style-name="P68"/>
      <text:p text:style-name="P19">Results</text:p>
      <text:p text:style-name="P69"/>
      <text:p text:style-name="P69"/>
      <text:p text:style-name="P21">Conclusion</text:p>
      <text:p text:style-name="P36"><text:span text:style-name="T148"><text:tab/></text:span>From <text:span text:style-name="T167">simulation</text:span> results <text:span text:style-name="T167">it can be seen</text:span> that TRAMA out-performs other protocols in terms of energy consumption. It makes all other nodes to switch in sleep mode that are not involving in communication <text:span text:style-name="T165">hence saving a lot of energy</text:span>. It provides collision-free transmission because in its two-hop neighboring nodes there is no other transmitter is sending any data. There is one more important fact i.e. channel utilization when transmitter has no data to send and the current time-slots are used by another nodes to transmit their data.</text:p>
      <text:p text:style-name="P36"/>
      <text:p text:style-name="P20">References</text:p>
      <text:p text:style-name="P37"><text:span text:style-name="T148">[1]</text:span> http://www.cs.berkeley.edu/ awoo/smartdust/. </text:p>
      <text:p text:style-name="P37"><text:span text:style-name="T148">[2]</text:span> Product specification, http://www.rfm.com/products/data/tr1000.pdf. </text:p>
      <text:p text:style-name="P37"><text:span text:style-name="T148">[3]</text:span> Scalable networks, http://www.scalble-solutions.com. </text:p>
      <text:p text:style-name="P37"><text:span text:style-name="T148">[4]</text:span> L. Bao and J. Garcia-Luna-Aceves. Hybrid channel </text:p>
      <text:p text:style-name="P37">access scheduling in ad hoc networks. Proc. IEEE Tenth International Conference on Network Protocols (ICNP), November 2002. </text:p>
      <text:p text:style-name="P37"><text:span text:style-name="T148">[5]</text:span> L. Bao and J. J. Garcia-Luna-Aceves. A new approach to channel access scheduling for ad hoc networks. In The seventh annual international conference on Mobile computing and networking 2001, pages 210–221, 2001. </text:p>
      <text:p text:style-name="P37"><text:span text:style-name="T148">[6]</text:span> I. Chlamtac and A. Farago. Making transmission schedules immune to topology changes in multi-hop packet radio networks. IEEE/ACM Transactions on Networking, 2(1):23–29, February 1994.</text:p>
      <text:p text:style-name="P37"><text:span text:style-name="T148">[7]</text:span> I. Chlamtac and A. Lerner. Fair algorithms for maximal link activation in multihop radio networks. IEEE Transactions on Communications, 35(7):739–746.</text:p>
      <text:p text:style-name="P37"><text:span text:style-name="T148">[8]</text:span> I. Cidon and M. Sidi. Distributed assignment algorithms for multihop packet radio networks. IEEE Transactions on Computers, 38(10):1236–1361, October 1989. </text:p>
      <text:p text:style-name="P37"><text:span text:style-name="T148">[9]</text:span> E.D.Kaplan. Understanding GPS: Principles and Applications. Artech House, 1996. </text:p>
      <text:p text:style-name="P37"><text:span text:style-name="T148">[10]</text:span> J. Elson and D. Estrin. Time synchronization for wireless sensor networks. In IPDPS 2001, April 2001. </text:p>
      <text:p text:style-name="P37"><text:span text:style-name="T148">[11]</text:span> A. Ephremides and T. Truong. Scheduling broadcasts in multihop radio networks. IEEE Transactions on Communications, 38(4):456–460, April 1990. </text:p>
      <text:p text:style-name="P37"><text:span text:style-name="T148">[12]</text:span> L. M. Feeney and M. Nilsson. Investigating the energy consumption of a wireless network interface in an ad hoc networking environment. In IEEE INFOCOM, 2001.</text:p>
      <text:p text:style-name="P37"><text:span text:style-name="T148">[13]</text:span> IEEE. Wireless LAN medium access control (MAC) </text:p>
      <text:p text:style-name="P37">and physical layer specifications. ANSI/IEEE Standard 802.11, 1999 Edition, 1999. </text:p>
      <text:p text:style-name="P37"><text:span text:style-name="T148">[14]</text:span> C. Intanagonwiwat, D. Estrin, R. Govindan, and J. Heidemann. Impact of network density on data aggregation in wireless sensor networks, 2001. </text:p>
      <text:p text:style-name="P37"><text:span text:style-name="T148">[15]</text:span> J. Ju and V. Li. An optimal topology-transparent scheduling method in multihop packet radio networks. IEEE/ACM Transactions on Networking, 6(3):298–306, June 1998. </text:p>
      <text:p text:style-name="P37"><text:soft-page-break/><text:span text:style-name="T148">[16]</text:span> L. Kleirock and F. Tobagi. Packet switching in radio </text:p>
      <text:p text:style-name="P37">channels, part 1: Carrier sense multiple-access models </text:p>
      <text:p text:style-name="P37">and their throughput-delay characteristics. IEEE Transactions on Communications, 23(12):1400–1416. </text:p>
      <text:p text:style-name="P37"><text:span text:style-name="T148">[17]</text:span> L. Kleirock and F. Tobagi. Packet switching in radio channels, part 2: Hidden-terminal problem in carrier sense multiple access and the busy-tone solution. IEEE Transactions on Communications, 23(12):1417–1433, 1975.</text:p>
      <text:p text:style-name="P37"><text:span text:style-name="T148">[18]</text:span> S. Lam. A carrier sense multiple access protocol for </text:p>
      <text:p text:style-name="P37">local networks. Computer Networks, 4:21–32, 1980. S. Ramanathan. A unified framework and algorithm for channel assignment in wireless networks. Wireless Networks, 5(2):81–94, 1999. </text:p>
      <text:p text:style-name="P37"><text:span text:style-name="T148">[19]</text:span> S. Singh and C. Raghavendra. PAMAS: Power aware multi-access protocol with signaling for ad hoc networks, 1999. </text:p>
      <text:p text:style-name="P37"><text:span text:style-name="T148">[20]</text:span> K. Sohrabi and G. Pottie. Performance of a novel </text:p>
      <text:p text:style-name="P37">self-organization protocol for wireless ad hoc sensor networks. IEEE 50th. Vehicular Technology Conference, pages 1222–1226, 1999.</text:p>
      <text:p text:style-name="P37"><text:span text:style-name="T148">[21]</text:span> K. Sohrabi and G. Pottie. Performance of a novel </text:p>
      <text:p text:style-name="P37">self-organization protocol for wireless ad hoc sensor networks. IEEE 50th. Vehicular Technology Conference, pages 1222–1226, 1999. </text:p>
      <text:p text:style-name="P37"><text:span text:style-name="T148">[22]</text:span> Y.-C. Tseng, C.-S. Hsu, and T.-Y. Hsieh. Power-saving protocols for IEEE 802.11-based multi-hop ad hoc networks. In Proceedings of the IEEE Infocom, June 2002. </text:p>
      <text:p text:style-name="P37"><text:span text:style-name="T148">[23]</text:span> A. Woo and D. Culler. A transmission control scheme for media access in sensor networks. ACM/IEEE International Conference on Mobile Computing and Networking (Mobicom) 2001, 2001.</text:p>
      <text:p text:style-name="P37"><text:span text:style-name="T148">[24]</text:span> W. Ye, J. Heidemann, and D. Estrin. An energy-efficient MAC protocol for wireless sensor networks. IEEE Infocom 2002, pages 1567–1576, June 2002.</text:p>
      <text:p text:style-name="P38"><text:span text:style-name="T148">[25]</text:span> A. Paulraj, R. Nabar, and D. Gore, Introduction to Space-Time Wireless Communications, preprint, Cambridge University Press, Cambridge, UK, 2003. </text:p>
      <text:p text:style-name="P38">[26] C. Schurgers, O. Aberthorne, and M. B. Srivastava, “Modulation scaling for energy aware communication systems,” International Symposium on Low Power Electronics and Design, pp. 96-99, 2001. </text:p>
      <text:p text:style-name="P38"><text:span text:style-name="T148">[27]</text:span> R. Min, A. Chadrakasan, “A framework for energy-scalable communication in high-density wireless networks,” International Syposium on Low Power Electronics Design, 2002. </text:p>
      <text:p text:style-name="P38"><text:span text:style-name="T148">[28]</text:span> S. Cui, A. J. Goldsmith, and A. Bahai, “Modulation optimization under energy constraints” at proceedings of ICC’03, Alaska, U.S.A, May, 2003. Also available at http://wsl.stanford.edu/Publications.html </text:p>
      <text:p text:style-name="P38"><text:span text:style-name="T148">[29]</text:span> S. Cui, A. J. Goldsmith, and A. Bahai, “Energy-constrained Modulation Optimization for Coded Systems,”at proceedings of Globecom’03, San Francisco, U.S.A, December, 2003. Also available at http://wsl.stanford.edu/Publications.html </text:p>
      <text:p text:style-name="P38"><text:span text:style-name="T148">[30]</text:span> S. Cui, A. J. Goldsmith, and A. Bahai, “Energy-constrained modulation optimization,” to appear at IEEE Trans. on Wireless Communications, 2003. Also available at http://wsl.stanford.edu/Publications.html </text:p>
      <text:p text:style-name="P38"><text:span text:style-name="T148">[31]</text:span> J. G. Proakis, Digital Communications, 4th Ed. New York: McGrawHill, 2000. </text:p>
      <text:p text:style-name="P38"><text:span text:style-name="T148">[32]</text:span> S. Alamouti, “A simple transmit diversity technique for wireless communications,” IEEE J. Sel. Areas Coom., pp. 1451-1458, Oct. 1998. </text:p>
      <text:p text:style-name="P38"><text:span text:style-name="T148">[33]</text:span> T. H. Lee, The Design of CMOS Radio-Frequency Integrated Circuits. Cambridge Univ. Press, Cambridge, U.K., 1998. </text:p>
      <text:p text:style-name="P38"><text:span text:style-name="T148">[34]</text:span> M. Steyaert, B. De Muer, P. Leroux, M. Borremans , and K. Mertens, “Low-voltage low-power CMOS-RF transceiver design,” IEEE Trans. Microwave Theory and Techniques, vol. 50, pp. 281-287, Janurary 2002. </text:p>
      <text:p text:style-name="P38"><text:span text:style-name="T148">[35]</text:span> S. Willingham, M. Perrott, B. Setterberg, A. Grzegorek, and B. McFarland, “An integrated 2.5GHz Σ∆ frequency synthesizer with 5 μs settling and 2Mb/s closed loop modulation,” Proc. ISSCC 2000, pp. 138-139, 2000. </text:p>
      <text:p text:style-name="P38"><text:span text:style-name="T148">[36]</text:span> P. J. Sullivan, B. A. Xavier, and W. H. Ku, “Low voltage performance of a microwave CMOS Gilbert cell mixer,” IEEE J. Solid-Sate Circuits, vol. 32, pp. 1151-1155, July, 1997. </text:p>
      <text:p text:style-name="P38"><text:span text:style-name="T148">[37]</text:span> S. Boyd and L. Vandenberghe, Convex Optimization, Cambridge Univ. Press, Cambridge, U.K.,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Dashed_20__28_var_29_" draw:display-name="Dashed (var)" draw:style="rect" draw:dots1="1" draw:dots1-length="197%" draw:distance="127%"/>
    <draw:stroke-dash draw:name="Dashed_20__28_var_29__20_4" draw:display-name="Dashed (var) 4" draw:style="rect" draw:dots1="1" draw:dots1-length="63%" draw:distance="39%"/>
    <draw:stroke-dash draw:name="Dashed_20__28_var_29__20_5" draw:display-name="Dashed (var) 5" draw:style="rect" draw:dots1="1" draw:dots1-length="112%" draw:distance="68%"/>
    <draw:stroke-dash draw:name="Dashed_20__28_var_29__20_6" draw:display-name="Dashed (var) 6" draw:style="rect" draw:dots1="1" draw:dots1-length="63%" draw:distance="39%"/>
    <draw:stroke-dash draw:name="Dashed_20__28_var_29__20_7" draw:display-name="Dashed (var) 7" draw:style="rect" draw:dots1="1" draw:dots1-length="112%" draw:distance="68%"/>
    <draw:stroke-dash draw:name="Dashed_20__28_var_29__20_8" draw:display-name="Dashed (var) 8" draw:style="rect" draw:dots1="1" draw:dots1-length="112%" draw:distance="68%"/>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992in" fo:margin-right="0.7874in" style:writing-mode="lr-tb" style:footnote-max-height="0in">
        <style:columns fo:column-count="2" fo:column-gap="0.1693in">
          <style:column style:rel-width="32767*" fo:start-indent="0in" fo:end-indent="0.0846in"/>
          <style:column style:rel-width="32768*" fo:start-indent="0.0846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bedullah </meta:initial-creator>
    <meta:creation-date>2014-11-03T18:42:35.782767650</meta:creation-date>
    <dc:date>2014-11-20T21:56:53.297749577</dc:date>
    <dc:creator>Obedullah </dc:creator>
    <meta:editing-duration>P1DT8H12M5S</meta:editing-duration>
    <meta:editing-cycles>260</meta:editing-cycles>
    <meta:generator>LibreOffice/4.2.6.2$Linux_X86_64 LibreOffice_project/420$Build-2</meta:generator>
    <meta:document-statistic meta:table-count="0" meta:image-count="0" meta:object-count="0" meta:page-count="5" meta:paragraph-count="123" meta:word-count="3162" meta:character-count="20527" meta:non-whitespace-character-count="17351"/>
  </office:meta>
</office:document-meta>
</file>